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DejaVu Sans" svg:font-family="'DejaVu Sans', 'Times New Roman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FreeSans" svg:font-family="FreeSans, 'Times New Roman'" style:font-pitch="variable"/>
    <style:font-face style:name="Hack" svg:font-family="Hack"/>
    <style:font-face style:name="Hack1" svg:font-family="Hack" style:font-pitch="fixed"/>
    <style:font-face style:name="Latin Modern Sans" svg:font-family="'Latin Modern Sans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Latin Modern Sans" fo:font-size="15pt" fo:font-weight="bold" style:font-size-asian="15pt" style:font-weight-asian="bold" style:font-name-complex="Latin Modern Sans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atin Modern Sans" fo:font-size="15pt" fo:font-weight="bold" officeooo:paragraph-rsid="000c52b8" style:font-size-asian="15pt" style:font-weight-asian="bold" style:font-name-complex="Latin Modern Sans" style:font-weight-complex="bold"/>
    </style:style>
    <style:style style:name="P3" style:family="paragraph" style:parent-style-name="Standard">
      <style:text-properties style:font-name="Latin Modern Sans" fo:font-size="15pt" fo:font-weight="bold" style:font-size-asian="15pt" style:font-weight-asian="bold" style:font-name-complex="Latin Modern Sans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atin Modern Sans" fo:font-size="15pt" fo:font-weight="bold" style:font-size-asian="15pt" style:font-weight-asian="bold" style:font-name-complex="Latin Modern Sans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atin Modern Sans" fo:font-size="15pt" fo:font-weight="bold" officeooo:paragraph-rsid="000c52b8" style:font-size-asian="15pt" style:font-weight-asian="bold" style:font-name-complex="Latin Modern Sans" style:font-weight-complex="bold"/>
    </style:style>
    <style:style style:name="P6" style:family="paragraph" style:parent-style-name="Standard">
      <style:text-properties style:font-name="Latin Modern Sans" style:font-name-complex="Latin Modern Sans" style:font-weight-complex="bold"/>
    </style:style>
    <style:style style:name="P7" style:family="paragraph" style:parent-style-name="Standard" style:list-style-name="WW8Num2">
      <style:text-properties style:font-name="Latin Modern Sans" style:font-name-complex="Latin Modern Sans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style:font-name="Latin Modern Sans" style:font-name-complex="Latin Modern Sans"/>
    </style:style>
    <style:style style:name="P9" style:family="paragraph" style:parent-style-name="Standard">
      <style:text-properties style:font-name="Latin Modern Sans" style:font-name-complex="Latin Modern Sans"/>
    </style:style>
    <style:style style:name="P10" style:family="paragraph" style:parent-style-name="Standard" style:list-style-name="WW8Num3">
      <style:paragraph-properties fo:text-align="justify" style:justify-single-word="false"/>
      <style:text-properties style:font-name="Latin Modern Sans" style:font-name-complex="Latin Modern Sans"/>
    </style:style>
    <style:style style:name="P11" style:family="paragraph" style:parent-style-name="Standard" style:list-style-name="WW8Num5">
      <style:paragraph-properties fo:text-align="justify" style:justify-single-word="false"/>
      <style:text-properties style:font-name="Latin Modern Sans" style:font-name-complex="Latin Modern Sans"/>
    </style:style>
    <style:style style:name="P12" style:family="paragraph" style:parent-style-name="Standard" style:list-style-name="WW8Num6">
      <style:paragraph-properties fo:text-align="justify" style:justify-single-word="false"/>
      <style:text-properties style:font-name="Latin Modern Sans" style:font-name-complex="Latin Modern Sans"/>
    </style:style>
    <style:style style:name="P13" style:family="paragraph" style:parent-style-name="Standard" style:list-style-name="WW8Num4">
      <style:paragraph-properties fo:text-align="justify" style:justify-single-word="false"/>
      <style:text-properties style:font-name="Latin Modern Sans" style:font-name-complex="Latin Modern Sans"/>
    </style:style>
    <style:style style:name="P14" style:family="paragraph" style:parent-style-name="Standard">
      <style:paragraph-properties fo:text-align="justify" style:justify-single-word="false"/>
      <style:text-properties style:font-name="Latin Modern Sans" officeooo:paragraph-rsid="000c52b8" style:font-name-complex="Latin Modern Sans"/>
    </style:style>
    <style:style style:name="P15" style:family="paragraph" style:parent-style-name="Standard">
      <style:paragraph-properties fo:text-align="justify" style:justify-single-word="false"/>
      <style:text-properties style:font-name="Latin Modern Sans" fo:font-size="10pt" fo:font-style="italic" style:font-size-asian="10pt" style:font-style-asian="italic" style:font-name-complex="Latin Modern Sans" style:font-size-complex="12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Latin Modern Sans" fo:font-weight="bold" style:font-weight-asian="bold" style:font-name-complex="Latin Modern Sans"/>
    </style:style>
    <style:style style:name="P17" style:family="paragraph" style:parent-style-name="Standard">
      <style:paragraph-properties fo:text-align="center" style:justify-single-word="false"/>
      <style:text-properties style:font-name="Latin Modern Sans" fo:font-size="11pt" fo:font-weight="bold" officeooo:rsid="000c9b22" officeooo:paragraph-rsid="000c9b22" style:font-size-asian="15pt" style:font-weight-asian="bold" style:font-name-complex="Latin Modern Sans" style:font-size-complex="12pt" style:font-weight-complex="bold"/>
    </style:style>
    <style:style style:name="P18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 style:shadow="none"/>
      <style:text-properties fo:color="#0000ff" loext:opacity="100%" style:font-name="Latin Modern Sans" fo:font-size="11pt" fo:font-weight="bold" style:font-size-asian="11pt" style:font-weight-asian="bold" style:font-name-complex="Latin Modern Sans" style:font-weight-complex="bold"/>
    </style:style>
    <style:style style:name="P19" style:family="paragraph" style:parent-style-name="Standard">
      <style:text-properties fo:color="#0000ff" loext:opacity="100%" style:font-name="Latin Modern Sans" fo:font-size="15pt" fo:font-weight="bold" style:font-size-asian="15pt" style:font-weight-asian="bold" style:font-name-complex="Latin Modern Sans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ff" loext:opacity="100%" style:font-name="Latin Modern Sans" fo:font-size="15pt" fo:font-weight="bold" officeooo:paragraph-rsid="000c52b8" style:font-size-asian="15pt" style:font-weight-asian="bold" style:font-name-complex="Latin Modern Sans" style:font-weight-complex="bold"/>
    </style:style>
    <style:style style:name="P21" style:family="paragraph" style:parent-style-name="Standard" style:list-style-name="WW8Num8">
      <loext:graphic-properties draw:fill="solid" draw:fill-color="#fff5ce"/>
      <style:paragraph-properties fo:background-color="#fff5ce"/>
    </style:style>
    <style:style style:name="P22" style:family="paragraph" style:parent-style-name="Standard" style:list-style-name="WW8Num8">
      <loext:graphic-properties draw:fill="solid" draw:fill-color="#fff5ce"/>
      <style:paragraph-properties fo:background-color="#fff5ce"/>
      <style:text-properties style:use-window-font-color="true" loext:opacity="0%" style:font-name="Hack" fo:font-size="10pt" fo:language="none" fo:country="none" style:letter-kerning="true" style:font-name-asian="Comic Sans MS" style:font-size-asian="10pt" style:language-asian="zh" style:country-asian="CN" style:font-name-complex="Hack" style:font-size-complex="10pt" style:language-complex="ar" style:country-complex="SA" style:font-weight-complex="bold"/>
    </style:style>
    <style:style style:name="P23" style:family="paragraph" style:parent-style-name="Standard" style:list-style-name="WW8Num9">
      <loext:graphic-properties draw:fill="solid" draw:fill-color="#fff5ce"/>
      <style:paragraph-properties fo:background-color="#fff5ce">
        <style:tab-stops>
          <style:tab-stop style:position="1.39cm"/>
        </style:tab-stops>
      </style:paragraph-properties>
      <style:text-properties style:use-window-font-color="true" loext:opacity="0%" style:font-name="Hack" fo:font-size="10pt" fo:language="none" fo:country="none" fo:font-weight="normal" style:letter-kerning="true" style:font-name-asian="Comic Sans MS" style:font-size-asian="10pt" style:language-asian="zh" style:country-asian="CN" style:font-weight-asian="normal" style:font-name-complex="Hack" style:font-size-complex="10pt" style:language-complex="ar" style:country-complex="SA" style:font-weight-complex="normal"/>
    </style:style>
    <style:style style:name="P24" style:family="paragraph" style:parent-style-name="Standard" style:list-style-name="WW8Num10">
      <loext:graphic-properties draw:fill="solid" draw:fill-color="#fff5ce"/>
      <style:paragraph-properties fo:background-color="#fff5ce">
        <style:tab-stops>
          <style:tab-stop style:position="1.191cm"/>
          <style:tab-stop style:position="1.302cm"/>
          <style:tab-stop style:position="1.39cm"/>
        </style:tab-stops>
      </style:paragraph-properties>
      <style:text-properties style:use-window-font-color="true" loext:opacity="0%" style:font-name="Hack" fo:font-size="10pt" fo:language="none" fo:country="none" fo:font-weight="normal" style:letter-kerning="true" style:font-name-asian="Comic Sans MS" style:font-size-asian="10pt" style:language-asian="zh" style:country-asian="CN" style:font-weight-asian="normal" style:font-name-complex="Hack" style:font-size-complex="10pt" style:language-complex="ar" style:country-complex="SA" style:font-weight-complex="normal"/>
    </style:style>
    <style:style style:name="P25" style:family="paragraph" style:parent-style-name="Standard" style:list-style-name="WW8Num11">
      <loext:graphic-properties draw:fill="solid" draw:fill-color="#fff5ce"/>
      <style:paragraph-properties fo:background-color="#fff5ce">
        <style:tab-stops>
          <style:tab-stop style:position="1.302cm"/>
          <style:tab-stop style:position="1.699cm"/>
          <style:tab-stop style:position="1.896cm"/>
          <style:tab-stop style:position="2.007cm"/>
        </style:tab-stops>
      </style:paragraph-properties>
      <style:text-properties style:use-window-font-color="true" loext:opacity="0%" style:font-name="Hack" fo:font-size="10pt" fo:font-weight="normal" style:font-size-asian="10pt" style:font-weight-asian="normal" style:font-name-complex="Hack" style:font-size-complex="10pt" style:font-weight-complex="normal"/>
    </style:style>
    <style:style style:name="P26" style:family="paragraph" style:parent-style-name="Standard">
      <style:text-properties style:use-window-font-color="true" loext:opacity="0%" style:font-name="Latin Modern Sans" fo:font-size="14pt" fo:language="en" fo:country="US" fo:font-weight="bold" style:letter-kerning="true" style:font-name-asian="DejaVu Sans" style:font-size-asian="12pt" style:language-asian="zh" style:country-asian="CN" style:font-weight-asian="bold" style:font-name-complex="Latin Modern Sans" style:font-size-complex="12pt" style:language-complex="ar" style:country-complex="SA" style:font-weight-complex="bold"/>
    </style:style>
    <style:style style:name="P27" style:family="paragraph" style:parent-style-name="Standard" style:list-style-name="WW8Num5">
      <style:paragraph-properties fo:text-align="justify" style:justify-single-word="false"/>
    </style:style>
    <style:style style:name="P28" style:family="paragraph" style:parent-style-name="Standard" style:list-style-name="L2">
      <loext:graphic-properties draw:fill="solid" draw:fill-color="#fff5ce" draw:opacity="100%"/>
      <style:paragraph-properties fo:text-align="justify" style:justify-single-word="false" fo:background-color="#fff5ce">
        <style:tab-stops>
          <style:tab-stop style:position="1.61cm"/>
          <style:tab-stop style:position="2.404cm"/>
        </style:tab-stops>
      </style:paragraph-properties>
    </style:style>
    <style:style style:name="P29" style:family="paragraph" style:parent-style-name="Standard">
      <style:paragraph-properties fo:text-align="justify" style:justify-single-word="false"/>
      <style:text-properties style:font-name="Hack1" fo:font-size="10pt" officeooo:paragraph-rsid="000c52b8" style:font-size-asian="12pt" style:font-name-complex="Latin Modern Sans" style:font-size-complex="12pt"/>
    </style:style>
    <style:style style:name="P30" style:family="paragraph" style:parent-style-name="Standard" style:list-style-name="L2">
      <loext:graphic-properties draw:fill="solid" draw:fill-color="#fff5ce" draw:opacity="100%"/>
      <style:paragraph-properties fo:text-align="justify" style:justify-single-word="false" fo:background-color="#fff5ce">
        <style:tab-stops>
          <style:tab-stop style:position="1.61cm"/>
          <style:tab-stop style:position="2.404cm"/>
        </style:tab-stops>
      </style:paragraph-properties>
      <style:text-properties style:font-name="Hack1" fo:font-size="10pt" style:font-size-asian="12pt" style:font-name-complex="Latin Modern Sans" style:font-size-complex="12pt"/>
    </style:style>
    <style:style style:name="P31" style:family="paragraph" style:parent-style-name="Standard" style:list-style-name="L3">
      <loext:graphic-properties draw:fill="solid" draw:fill-color="#fff5ce" draw:opacity="100%"/>
      <style:paragraph-properties fo:text-align="justify" style:justify-single-word="false" fo:background-color="#fff5ce"/>
      <style:text-properties style:font-name="Hack1" fo:font-size="10pt" officeooo:paragraph-rsid="000c52b8" style:font-size-asian="12pt" style:font-name-complex="Latin Modern Sans" style:font-size-complex="12pt"/>
    </style:style>
    <style:style style:name="P32" style:family="paragraph" style:parent-style-name="Standard" style:list-style-name="L3">
      <loext:graphic-properties draw:fill="solid" draw:fill-color="#fff5ce" draw:opacity="100%"/>
      <style:paragraph-properties fo:text-align="justify" style:justify-single-word="false" fo:background-color="#fff5ce">
        <style:tab-stops>
          <style:tab-stop style:position="1.39cm"/>
        </style:tab-stops>
      </style:paragraph-properties>
      <style:text-properties style:font-name="Hack1" fo:font-size="10pt" officeooo:paragraph-rsid="000c52b8" style:font-size-asian="12pt" style:font-name-complex="Latin Modern Sans" style:font-size-complex="12pt"/>
    </style:style>
    <style:style style:name="P33" style:family="paragraph" style:parent-style-name="Standard" style:list-style-name="L2">
      <loext:graphic-properties draw:fill="solid" draw:fill-color="#fff5ce" draw:opacity="100%"/>
      <style:paragraph-properties fo:text-align="justify" style:justify-single-word="false" fo:background-color="#fff5ce">
        <style:tab-stops>
          <style:tab-stop style:position="1.61cm"/>
          <style:tab-stop style:position="2.404cm"/>
        </style:tab-stops>
      </style:paragraph-properties>
      <style:text-properties style:font-name="Hack1" fo:font-size="10pt" style:font-size-asian="12pt" style:font-name-complex="Latin Modern Sans" style:font-size-complex="12pt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0c52b8" officeooo:paragraph-rsid="000c52b8"/>
    </style:style>
    <style:style style:name="P35" style:family="paragraph" style:parent-style-name="Standard" style:list-style-name="WW8Num9">
      <loext:graphic-properties draw:fill="solid" draw:fill-color="#fff5ce"/>
      <style:paragraph-properties fo:background-color="#fff5ce">
        <style:tab-stops>
          <style:tab-stop style:position="1.39cm"/>
        </style:tab-stops>
      </style:paragraph-properties>
    </style:style>
    <style:style style:name="P36" style:family="paragraph" style:parent-style-name="Standard" style:list-style-name="WW8Num10">
      <loext:graphic-properties draw:fill="solid" draw:fill-color="#fff5ce"/>
      <style:paragraph-properties fo:background-color="#fff5ce">
        <style:tab-stops>
          <style:tab-stop style:position="1.191cm"/>
          <style:tab-stop style:position="1.302cm"/>
          <style:tab-stop style:position="1.39cm"/>
        </style:tab-stops>
      </style:paragraph-properties>
    </style:style>
    <style:style style:name="P37" style:family="paragraph" style:parent-style-name="Standard" style:list-style-name="WW8Num11">
      <loext:graphic-properties draw:fill="solid" draw:fill-color="#fff5ce"/>
      <style:paragraph-properties fo:background-color="#fff5ce">
        <style:tab-stops>
          <style:tab-stop style:position="1.302cm"/>
          <style:tab-stop style:position="1.699cm"/>
          <style:tab-stop style:position="1.896cm"/>
          <style:tab-stop style:position="2.007cm"/>
        </style:tab-stops>
      </style:paragraph-properties>
    </style:style>
    <style:style style:name="P38" style:family="paragraph" style:parent-style-name="Text_20_body">
      <style:text-properties style:font-name="Latin Modern Sans" fo:font-size="27pt" style:font-size-asian="27pt" style:font-name-complex="Latin Modern Sans"/>
    </style:style>
    <style:style style:name="P39" style:family="paragraph" style:parent-style-name="Text_20_body">
      <style:text-properties style:font-name="Latin Modern Sans" fo:font-size="27pt" officeooo:paragraph-rsid="000c52b8" style:font-size-asian="27pt" style:font-name-complex="Latin Modern Sans"/>
    </style:style>
    <style:style style:name="P40" style:family="paragraph" style:parent-style-name="Text_20_body">
      <style:text-properties style:font-name="Latin Modern Sans" officeooo:paragraph-rsid="000dcb07" style:font-name-complex="Latin Modern Sans"/>
    </style:style>
    <style:style style:name="P41" style:family="paragraph" style:parent-style-name="Text_20_body" style:list-style-name="WW8Num7" style:master-page-name="">
      <loext:graphic-properties draw:fill="solid" draw:fill-color="#fff5ce"/>
      <style:paragraph-properties fo:margin-left="1.199cm" fo:margin-right="0cm" fo:margin-top="0cm" fo:margin-bottom="0.212cm" style:contextual-spacing="false" fo:orphans="0" fo:widows="0" fo:hyphenation-ladder-count="no-limit" fo:text-indent="-0.6cm" style:auto-text-indent="false" style:page-number="auto" fo:background-color="#fff5ce" style:writing-mode="lr-tb">
        <style:tab-stops>
          <style:tab-stop style:position="1.39cm"/>
        </style:tab-stops>
      </style:paragraph-properties>
      <style:text-properties style:font-name="Hack" fo:font-size="10pt" style:font-name-asian="Comic Sans MS" style:font-size-asian="10pt" style:font-name-complex="Hack" style:font-size-complex="10pt" fo:hyphenate="false" fo:hyphenation-remain-char-count="2" fo:hyphenation-push-char-count="2" loext:hyphenation-no-caps="false"/>
    </style:style>
    <style:style style:name="P42" style:family="paragraph" style:parent-style-name="Text_20_body" style:list-style-name="WW8Num7">
      <loext:graphic-properties draw:fill="solid" draw:fill-color="#fff5ce"/>
      <style:paragraph-properties fo:margin-left="1.199cm" fo:margin-right="0cm" fo:margin-top="0cm" fo:margin-bottom="0.212cm" style:contextual-spacing="false" fo:orphans="0" fo:widows="0" fo:hyphenation-ladder-count="no-limit" fo:text-indent="-0.6cm" style:auto-text-indent="false" fo:background-color="#fff5ce" style:writing-mode="lr-tb">
        <style:tab-stops>
          <style:tab-stop style:position="1.39cm"/>
        </style:tab-stops>
      </style:paragraph-properties>
      <style:text-properties style:font-name="Hack" fo:font-size="10pt" style:font-name-asian="Comic Sans MS" style:font-size-asian="10pt" style:font-name-complex="Hack" style:font-size-complex="10pt" fo:hyphenate="false" fo:hyphenation-remain-char-count="2" fo:hyphenation-push-char-count="2" loext:hyphenation-no-caps="false"/>
    </style:style>
    <style:style style:name="P43" style:family="paragraph" style:parent-style-name="Text_20_body" style:list-style-name="WW8Num7">
      <loext:graphic-properties draw:fill="solid" draw:fill-color="#fff5ce"/>
      <style:paragraph-properties fo:margin-left="1.199cm" fo:margin-right="0cm" fo:margin-top="0cm" fo:margin-bottom="0.212cm" style:contextual-spacing="false" fo:orphans="0" fo:widows="0" fo:hyphenation-ladder-count="no-limit" fo:text-indent="-0.6cm" style:auto-text-indent="false" fo:background-color="#fff5ce" style:writing-mode="lr-tb">
        <style:tab-stops>
          <style:tab-stop style:position="1.39cm"/>
        </style:tab-stops>
      </style:paragraph-properties>
      <style:text-properties style:font-name="Hack" fo:font-size="27pt" style:font-name-asian="Comic Sans MS" style:font-size-asian="27pt" style:font-name-complex="Hack" fo:hyphenate="false" fo:hyphenation-remain-char-count="2" fo:hyphenation-push-char-count="2" loext:hyphenation-no-caps="false"/>
    </style:style>
    <style:style style:name="P44" style:family="paragraph" style:parent-style-name="Text_20_body" style:list-style-name="WW8Num7">
      <loext:graphic-properties draw:fill="solid" draw:fill-color="#fff5ce"/>
      <style:paragraph-properties fo:margin-left="1.199cm" fo:margin-right="0cm" fo:margin-top="0cm" fo:margin-bottom="0.212cm" style:contextual-spacing="false" fo:orphans="0" fo:widows="0" fo:hyphenation-ladder-count="no-limit" fo:text-indent="-0.6cm" style:auto-text-indent="false" fo:background-color="#fff5ce" style:writing-mode="lr-tb">
        <style:tab-stops>
          <style:tab-stop style:position="1.39cm"/>
        </style:tab-stops>
      </style:paragraph-properties>
      <style:text-properties fo:hyphenate="false" fo:hyphenation-remain-char-count="2" fo:hyphenation-push-char-count="2" loext:hyphenation-no-caps="false"/>
    </style:style>
    <style:style style:name="P45" style:family="paragraph" style:parent-style-name="Text_20_body" style:list-style-name="L4">
      <style:text-properties officeooo:rsid="000dcb07" officeooo:paragraph-rsid="000dcb07"/>
    </style:style>
    <style:style style:name="P46" style:family="paragraph" style:parent-style-name="Text_20_body" style:list-style-name="L4">
      <style:text-properties officeooo:rsid="000f1175" officeooo:paragraph-rsid="000f1175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fo:font-weight="bold" style:font-weight-asian="bold" style:font-weight-complex="bold"/>
    </style:style>
    <style:style style:name="T3" style:family="text">
      <style:text-properties fo:color="#0000ff" loext:opacity="100%" officeooo:rsid="000c52b8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atin Modern Sans" style:font-name-complex="Latin Modern Sans"/>
    </style:style>
    <style:style style:name="T7" style:family="text">
      <style:text-properties style:font-name="Latin Modern Sans" officeooo:rsid="000c52b8" style:font-name-complex="Latin Modern Sans"/>
    </style:style>
    <style:style style:name="T8" style:family="text">
      <style:text-properties style:font-name="Latin Modern Sans" officeooo:rsid="000c9b22" style:font-name-complex="Latin Modern Sans"/>
    </style:style>
    <style:style style:name="T9" style:family="text">
      <style:text-properties style:font-name="Latin Modern Sans" fo:font-size="10pt" fo:font-style="italic" style:font-size-asian="10pt" style:font-style-asian="italic" style:font-name-complex="Latin Modern Sans" style:font-size-complex="12pt" style:font-style-complex="italic"/>
    </style:style>
    <style:style style:name="T10" style:family="text">
      <style:text-properties style:font-name="Latin Modern Sans" fo:font-size="10pt" officeooo:rsid="000c9b22" style:font-size-asian="12pt" style:font-name-complex="Latin Modern Sans" style:font-size-complex="12pt"/>
    </style:style>
    <style:style style:name="T11" style:family="text">
      <style:text-properties fo:font-style="italic" style:font-style-asian="italic"/>
    </style:style>
    <style:style style:name="T12" style:family="text">
      <style:text-properties style:use-window-font-color="true" loext:opacity="0%" style:font-name="Hack" fo:font-size="10pt" fo:language="none" fo:country="none" style:letter-kerning="true" style:font-name-asian="Comic Sans MS" style:font-size-asian="10pt" style:language-asian="zh" style:country-asian="CN" style:font-name-complex="Hack" style:font-size-complex="10pt" style:language-complex="ar" style:country-complex="SA" style:font-weight-complex="bold"/>
    </style:style>
    <style:style style:name="T13" style:family="text">
      <style:text-properties style:use-window-font-color="true" loext:opacity="0%" style:font-name="Hack" fo:font-size="10pt" fo:language="none" fo:country="none" style:letter-kerning="true" style:font-name-asian="Hack" style:font-size-asian="10pt" style:language-asian="zh" style:country-asian="CN" style:font-name-complex="Hack" style:font-size-complex="10pt" style:language-complex="ar" style:country-complex="SA" style:font-weight-complex="bold"/>
    </style:style>
    <style:style style:name="T14" style:family="text">
      <style:text-properties style:use-window-font-color="true" loext:opacity="0%" style:font-name="Hack" fo:font-size="10pt" fo:language="none" fo:country="none" fo:font-weight="normal" style:letter-kerning="true" style:font-name-asian="Comic Sans MS" style:font-size-asian="10pt" style:language-asian="zh" style:country-asian="CN" style:font-weight-asian="normal" style:font-name-complex="Hack" style:font-size-complex="10pt" style:language-complex="ar" style:country-complex="SA" style:font-weight-complex="normal"/>
    </style:style>
    <style:style style:name="T15" style:family="text">
      <style:text-properties style:use-window-font-color="true" loext:opacity="0%" style:font-name="Hack" fo:font-size="10pt" fo:language="none" fo:country="none" fo:font-weight="normal" style:letter-kerning="true" style:font-name-asian="Hack" style:font-size-asian="10pt" style:language-asian="zh" style:country-asian="CN" style:font-weight-asian="normal" style:font-name-complex="Hack" style:font-size-complex="10pt" style:language-complex="ar" style:country-complex="SA" style:font-weight-complex="normal"/>
    </style:style>
    <style:style style:name="T16" style:family="text">
      <style:text-properties style:use-window-font-color="true" loext:opacity="0%" style:font-name="Hack" fo:font-size="10pt" fo:font-weight="normal" style:font-size-asian="10pt" style:font-weight-asian="normal" style:font-name-complex="Hack" style:font-size-complex="10pt" style:font-weight-complex="normal"/>
    </style:style>
    <style:style style:name="T17" style:family="text">
      <style:text-properties style:use-window-font-color="true" loext:opacity="0%" style:font-name="Hack" fo:font-size="10pt" fo:font-weight="normal" style:font-name-asian="Hack" style:font-size-asian="10pt" style:font-weight-asian="normal" style:font-name-complex="Hack" style:font-size-complex="10pt" style:font-weight-complex="normal"/>
    </style:style>
    <style:style style:name="T18" style:family="text">
      <style:text-properties style:font-name="Hack" fo:font-size="10pt" style:font-name-asian="Hack" style:font-size-asian="10pt" style:font-name-complex="Hack" style:font-size-complex="10pt"/>
    </style:style>
    <style:style style:name="T19" style:family="text">
      <style:text-properties style:font-name="Hack" fo:font-size="10pt" style:font-name-asian="Comic Sans MS" style:font-size-asian="10pt" style:font-name-complex="Hack" style:font-size-complex="10pt"/>
    </style:style>
    <style:style style:name="T20" style:family="text">
      <style:text-properties style:font-name="Hack" fo:font-size="27pt" style:font-name-asian="Comic Sans MS" style:font-size-asian="27pt" style:font-name-complex="Hack"/>
    </style:style>
    <style:style style:name="T21" style:family="text">
      <style:text-properties fo:font-size="27pt" style:font-size-asian="27pt"/>
    </style:style>
    <style:style style:name="T22" style:family="text">
      <style:text-properties fo:font-size="27pt" fo:font-weight="bold" style:font-size-asian="27pt" style:font-weight-asian="bold" style:font-weight-complex="bold"/>
    </style:style>
    <style:style style:name="T23" style:family="text">
      <style:text-properties officeooo:rsid="000c52b8"/>
    </style:style>
    <style:style style:name="T24" style:family="text">
      <style:text-properties officeooo:rsid="000c9b22"/>
    </style:style>
    <style:style style:name="T25" style:family="text">
      <style:text-properties style:font-name="Hack1" fo:font-size="10pt" style:font-size-asian="12pt" style:font-name-complex="Latin Modern Sans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RLA INSTITUTE OF TECHNOLOGY &amp; SCIENCE, PILANI (RAJASTHAN)</text:p>
      <text:p text:style-name="P1">CS F422 – Parallel Computing</text:p>
      <text:p text:style-name="P1">Lab#1</text:p>
      <text:p text:style-name="P18"/>
      <text:p text:style-name="P19"/>
      <text:p text:style-name="P26">Note: Please use programs under <text:span text:style-name="T11">Code_lab1</text:span> directory supplied with this sheet. Do not copy from this sheet.</text:p>
      <text:p text:style-name="P6"/>
      <text:p text:style-name="P6">The lab has the following objectives:</text:p>
      <text:p text:style-name="P6">Giving practice programs for thread creation, thread join, mutexes, condition variables, barriers</text:p>
      <text:p text:style-name="P19"/>
      <text:p text:style-name="P19">Pthread creation:</text:p>
      <text:p text:style-name="P19"/>
      <text:list xml:id="list3063545726" text:style-name="WW8Num8">
        <text:list-item>
          <text:p text:style-name="P22">#include &lt;pthread.h&gt;</text:p>
        </text:list-item>
        <text:list-item>
          <text:p text:style-name="P22">#include &lt;stdlib.h&gt;</text:p>
        </text:list-item>
        <text:list-item>
          <text:p text:style-name="P22">#include &lt;stdio.h&gt;</text:p>
        </text:list-item>
        <text:list-item>
          <text:p text:style-name="P22"/>
        </text:list-item>
        <text:list-item>
          <text:p text:style-name="P22">int i;</text:p>
        </text:list-item>
        <text:list-item>
          <text:p text:style-name="P22"/>
        </text:list-item>
        <text:list-item>
          <text:p text:style-name="P22">void thread_func() {</text:p>
        </text:list-item>
        <text:list-item>
          <text:p text:style-name="P21"><text:span text:style-name="T13"><text:s text:c="4"/></text:span><text:span text:style-name="T12">// <text:s/>int i = 0;</text:span></text:p>
        </text:list-item>
        <text:list-item>
          <text:p text:style-name="P21"><text:span text:style-name="T13"><text:s text:c="4"/></text:span><text:span text:style-name="T12">while (1) {</text:span></text:p>
        </text:list-item>
        <text:list-item>
          <text:p text:style-name="P21"><text:span text:style-name="T13"><text:s text:c="8"/></text:span><text:span text:style-name="T12">printf("child thread: %d\n", i++);</text:span></text:p>
        </text:list-item>
        <text:list-item>
          <text:p text:style-name="P21"><text:span text:style-name="T13"><text:s text:c="8"/></text:span><text:span text:style-name="T12">// sleep(1);</text:span></text:p>
        </text:list-item>
        <text:list-item>
          <text:p text:style-name="P21"><text:span text:style-name="T13"><text:s text:c="4"/></text:span><text:span text:style-name="T12">}</text:span></text:p>
        </text:list-item>
        <text:list-item>
          <text:p text:style-name="P22">}</text:p>
        </text:list-item>
        <text:list-item>
          <text:p text:style-name="P22">int main() {</text:p>
        </text:list-item>
        <text:list-item>
          <text:p text:style-name="P21"><text:span text:style-name="T13"><text:s text:c="4"/></text:span><text:span text:style-name="T12">pthread_t t1;</text:span></text:p>
        </text:list-item>
        <text:list-item>
          <text:p text:style-name="P21"><text:span text:style-name="T13"><text:s text:c="4"/></text:span><text:span text:style-name="T12">pthread_create(&amp;t1, NULL, thread_func, NULL);</text:span></text:p>
        </text:list-item>
        <text:list-item>
          <text:p text:style-name="P21"><text:span text:style-name="T13"><text:s text:c="4"/></text:span><text:span text:style-name="T12">//int i = 0;</text:span></text:p>
        </text:list-item>
        <text:list-item>
          <text:p text:style-name="P21"><text:span text:style-name="T13"><text:s text:c="4"/></text:span><text:span text:style-name="T12">while (1) {</text:span></text:p>
        </text:list-item>
        <text:list-item>
          <text:p text:style-name="P21"><text:span text:style-name="T13"><text:s text:c="8"/></text:span><text:span text:style-name="T12">printf("main thread: %d\n", i++);</text:span></text:p>
        </text:list-item>
        <text:list-item>
          <text:p text:style-name="P21"><text:span text:style-name="T13"><text:s text:c="8"/></text:span><text:span text:style-name="T12">// sleep(1);</text:span></text:p>
        </text:list-item>
        <text:list-item>
          <text:p text:style-name="P21"><text:span text:style-name="T13"><text:s text:c="4"/></text:span><text:span text:style-name="T12">}</text:span></text:p>
        </text:list-item>
        <text:list-item>
          <text:p text:style-name="P22">}</text:p>
        </text:list-item>
      </text:list>
      <text:p text:style-name="P38"/>
      <text:p text:style-name="P38"><text:soft-page-break/>Q?</text:p>
      <text:list xml:id="list1121513399" text:style-name="WW8Num2">
        <text:list-item>
          <text:p text:style-name="P7">Increase number of threads to 3.</text:p>
        </text:list-item>
        <text:list-item>
          <text:p text:style-name="P7">Is i value consistent? Modify program to use mutexes to protect i variable.</text:p>
        </text:list-item>
      </text:list>
      <text:p text:style-name="P8"/>
      <text:p text:style-name="P3"/>
      <text:p text:style-name="P19">Pthread Join:</text:p>
      <text:p text:style-name="P19"/>
      <text:list xml:id="list1330056468" text:style-name="WW8Num7">
        <text:list-item>
          <text:p text:style-name="P41">#include &lt;stdio.h&gt;</text:p>
        </text:list-item>
        <text:list-item>
          <text:p text:style-name="P42">#include &lt;pthread.h&gt;</text:p>
        </text:list-item>
        <text:list-item>
          <text:p text:style-name="P43"/>
        </text:list-item>
        <text:list-item>
          <text:p text:style-name="P42">void* function_write();</text:p>
        </text:list-item>
        <text:list-item>
          <text:p text:style-name="P42">void* function_read();</text:p>
        </text:list-item>
        <text:list-item>
          <text:p text:style-name="P42">FILE* fptr;</text:p>
        </text:list-item>
        <text:list-item>
          <text:p text:style-name="P42">pthread_mutex_t mtx = PTHREAD_MUTEX_INITIALIZER;</text:p>
        </text:list-item>
        <text:list-item>
          <text:p text:style-name="P43"/>
        </text:list-item>
        <text:list-item>
          <text:p text:style-name="P42">int main() {</text:p>
        </text:list-item>
        <text:list-item>
          <text:p text:style-name="P44"><text:span text:style-name="T18"><text:s text:c="4"/></text:span><text:span text:style-name="T19">int rc1, rc2;</text:span></text:p>
        </text:list-item>
        <text:list-item>
          <text:p text:style-name="P44"><text:span text:style-name="T18"><text:s text:c="4"/></text:span><text:span text:style-name="T19">fptr = fopen("./mutex.txt", "w");</text:span></text:p>
        </text:list-item>
        <text:list-item>
          <text:p text:style-name="P44"><text:span text:style-name="T18"><text:s text:c="4"/></text:span><text:span text:style-name="T19">fprintf(fptr, "The Answer to the Ultimate Question of Life, the Universe, and Everything is: ??");</text:span></text:p>
        </text:list-item>
        <text:list-item>
          <text:p text:style-name="P44"><text:span text:style-name="T18"><text:s text:c="4"/></text:span><text:span text:style-name="T19">fclose(fptr);</text:span></text:p>
        </text:list-item>
        <text:list-item>
          <text:p text:style-name="P44"><text:span text:style-name="T18"><text:s text:c="4"/></text:span><text:span text:style-name="T19">pthread_t thread1, thread2;</text:span></text:p>
        </text:list-item>
        <text:list-item>
          <text:p text:style-name="P44"><text:span text:style-name="T18"><text:s text:c="4"/></text:span><text:span text:style-name="T19">int one = 1, two = 2;</text:span></text:p>
        </text:list-item>
        <text:list-item>
          <text:p text:style-name="P43"/>
        </text:list-item>
        <text:list-item>
          <text:p text:style-name="P44"><text:span text:style-name="T18"><text:s text:c="4"/></text:span><text:span text:style-name="T19">if ((rc1 = pthread_create(&amp;thread1, NULL, &amp;function_write, (void*)&amp;one))) {</text:span></text:p>
        </text:list-item>
        <text:list-item>
          <text:p text:style-name="P44"><text:span text:style-name="T18"><text:s text:c="8"/></text:span><text:span text:style-name="T19">printf("Thread creation failed: %d\n", rc1);</text:span></text:p>
        </text:list-item>
        <text:list-item>
          <text:p text:style-name="P44"><text:span text:style-name="T18"><text:s text:c="4"/></text:span><text:span text:style-name="T19">}</text:span></text:p>
        </text:list-item>
        <text:list-item>
          <text:p text:style-name="P44"><text:span text:style-name="T18"><text:s text:c="4"/></text:span><text:span text:style-name="T19">pthread_join(thread1, NULL);</text:span></text:p>
        </text:list-item>
        <text:list-item>
          <text:p text:style-name="P44"><text:span text:style-name="T18"><text:s text:c="4"/></text:span><text:span text:style-name="T19">if ((rc2 = pthread_create(&amp;thread2, NULL, &amp;function_read, (void*)&amp;two))) {</text:span></text:p>
        </text:list-item>
        <text:list-item>
          <text:p text:style-name="P44"><text:span text:style-name="T18"><text:s text:c="8"/></text:span><text:span text:style-name="T19">printf("Thread creation failed: %d\n", rc2);</text:span></text:p>
        </text:list-item>
        <text:list-item>
          <text:p text:style-name="P44"><text:soft-page-break/><text:span text:style-name="T18"><text:s text:c="4"/></text:span><text:span text:style-name="T19">}</text:span></text:p>
        </text:list-item>
        <text:list-item>
          <text:p text:style-name="P44"><text:span text:style-name="T18"><text:s text:c="4"/></text:span><text:span text:style-name="T19">pthread_join(thread2, NULL);</text:span></text:p>
        </text:list-item>
        <text:list-item>
          <text:p text:style-name="P44"><text:span text:style-name="T18"><text:s text:c="4"/></text:span><text:span text:style-name="T19">return 0;</text:span></text:p>
        </text:list-item>
        <text:list-item>
          <text:p text:style-name="P42">}</text:p>
        </text:list-item>
        <text:list-item>
          <text:p text:style-name="P43"/>
        </text:list-item>
        <text:list-item>
          <text:p text:style-name="P42">void* function_write(void* param) {</text:p>
        </text:list-item>
        <text:list-item>
          <text:p text:style-name="P44"><text:span text:style-name="T18"><text:s text:c="4"/></text:span><text:span text:style-name="T19">pthread_mutex_lock(&amp;mtx);</text:span></text:p>
        </text:list-item>
        <text:list-item>
          <text:p text:style-name="P44"><text:span text:style-name="T18"><text:s text:c="4"/></text:span><text:span text:style-name="T19">fptr = fopen("./mutex.txt", "a");</text:span></text:p>
        </text:list-item>
        <text:list-item>
          <text:p text:style-name="P44"><text:span text:style-name="T18"><text:s text:c="4"/></text:span><text:span text:style-name="T19">fprintf(fptr, "\b\b42.\n");</text:span></text:p>
        </text:list-item>
        <text:list-item>
          <text:p text:style-name="P44"><text:span text:style-name="T18"><text:s text:c="4"/></text:span><text:span text:style-name="T19">fclose(fptr);</text:span></text:p>
        </text:list-item>
        <text:list-item>
          <text:p text:style-name="P44"><text:span text:style-name="T18"><text:s text:c="4"/></text:span><text:span text:style-name="T19">pthread_mutex_unlock(&amp;mtx);</text:span></text:p>
        </text:list-item>
        <text:list-item>
          <text:p text:style-name="P42">}</text:p>
        </text:list-item>
        <text:list-item>
          <text:p text:style-name="P43"/>
        </text:list-item>
        <text:list-item>
          <text:p text:style-name="P42">void* function_read(void* param) {</text:p>
        </text:list-item>
        <text:list-item>
          <text:p text:style-name="P44"><text:span text:style-name="T18"><text:s text:c="4"/></text:span><text:span text:style-name="T19">pthread_mutex_lock(&amp;mtx);</text:span></text:p>
        </text:list-item>
        <text:list-item>
          <text:p text:style-name="P44"><text:span text:style-name="T18"><text:s text:c="4"/></text:span><text:span text:style-name="T19">fptr = fopen("./mutex.txt", "r");</text:span></text:p>
        </text:list-item>
        <text:list-item>
          <text:p text:style-name="P44"><text:span text:style-name="T18"><text:s text:c="4"/></text:span><text:span text:style-name="T19">char dataToRead[50];</text:span></text:p>
        </text:list-item>
        <text:list-item>
          <text:p text:style-name="P44"><text:span text:style-name="T18"><text:s text:c="4"/></text:span><text:span text:style-name="T19">while (fgets(dataToRead, 50, fptr) != NULL) {</text:span></text:p>
        </text:list-item>
        <text:list-item>
          <text:p text:style-name="P44"><text:span text:style-name="T18"><text:s text:c="8"/></text:span><text:span text:style-name="T19">printf("%s", dataToRead);</text:span></text:p>
        </text:list-item>
        <text:list-item>
          <text:p text:style-name="P44"><text:span text:style-name="T18"><text:s text:c="4"/></text:span><text:span text:style-name="T19">}</text:span></text:p>
        </text:list-item>
        <text:list-item>
          <text:p text:style-name="P44"><text:span text:style-name="T18"><text:s text:c="4"/></text:span><text:span text:style-name="T19">fclose(fptr);</text:span></text:p>
        </text:list-item>
        <text:list-item>
          <text:p text:style-name="P44"><text:span text:style-name="T18"><text:s text:c="4"/></text:span><text:span text:style-name="T19">pthread_mutex_unlock(&amp;mtx);</text:span></text:p>
        </text:list-item>
        <text:list-item>
          <text:p text:style-name="P42">}</text:p>
        </text:list-item>
      </text:list>
      <text:p text:style-name="P38">Q?</text:p>
      <text:list xml:id="list25699898" text:style-name="WW8Num3">
        <text:list-item>
          <text:p text:style-name="P10">Comment the first pthread_join (Line 20). Does it provide the desired output every time you run it?</text:p>
        </text:list-item>
        <text:list-item>
          <text:p text:style-name="P10">Comment the second pthread_join (Line 24). Explain the output.</text:p>
        </text:list-item>
        <text:list-item>
          <text:p text:style-name="P10">Why do we need mutex in function_write and function_read? What happens if they are removed?</text:p>
        </text:list-item>
      </text:list>
      <text:p text:style-name="P15">(You may need to run the program several times to observe the inconsistencies)</text:p>
      <text:p text:style-name="P9"/>
      <text:p text:style-name="P19">Pthread mutexes:</text:p>
      <text:p text:style-name="P19"><text:soft-page-break/></text:p>
      <text:list xml:id="list2584469983" text:style-name="WW8Num9">
        <text:list-item>
          <text:p text:style-name="P23">#include &lt;stdio.h&gt;</text:p>
        </text:list-item>
        <text:list-item>
          <text:p text:style-name="P23">#include &lt;stdlib.h&gt;</text:p>
        </text:list-item>
        <text:list-item>
          <text:p text:style-name="P23">#include &lt;pthread.h&gt;</text:p>
        </text:list-item>
        <text:list-item>
          <text:p text:style-name="P23"/>
        </text:list-item>
        <text:list-item>
          <text:p text:style-name="P35"><text:span text:style-name="T14">void* mutex_function();</text:span></text:p>
        </text:list-item>
        <text:list-item>
          <text:p text:style-name="P23">pthread_mutex_t mutex1 = PTHREAD_MUTEX_INITIALIZER;</text:p>
        </text:list-item>
        <text:list-item>
          <text:p text:style-name="P23">int <text:s/>counter = 0;</text:p>
        </text:list-item>
        <text:list-item>
          <text:p text:style-name="P23"/>
        </text:list-item>
        <text:list-item>
          <text:p text:style-name="P23">int main() {</text:p>
        </text:list-item>
        <text:list-item>
          <text:p text:style-name="P35"><text:span text:style-name="T15"><text:s text:c="4"/></text:span><text:span text:style-name="T14">int rc1, rc2;</text:span></text:p>
        </text:list-item>
        <text:list-item>
          <text:p text:style-name="P35"><text:span text:style-name="T15"><text:s text:c="4"/></text:span><text:span text:style-name="T14">int one = 1, two = 2;</text:span></text:p>
        </text:list-item>
        <text:list-item>
          <text:p text:style-name="P35"><text:span text:style-name="T15"><text:s text:c="4"/></text:span><text:span text:style-name="T14">pthread_t thread1, thread2;</text:span></text:p>
        </text:list-item>
        <text:list-item>
          <text:p text:style-name="P23"/>
        </text:list-item>
        <text:list-item>
          <text:p text:style-name="P35"><text:span text:style-name="T15"><text:s text:c="4"/></text:span><text:span text:style-name="T14">if ((rc1 = pthread_create(&amp;thread1, NULL, &amp;mutex_function, (void*)&amp;one))) {</text:span></text:p>
        </text:list-item>
        <text:list-item>
          <text:p text:style-name="P35"><text:span text:style-name="T15"><text:s text:c="8"/></text:span><text:span text:style-name="T14">printf("Thread creation failed: %d\n", rc1);</text:span></text:p>
        </text:list-item>
        <text:list-item>
          <text:p text:style-name="P35"><text:span text:style-name="T15"><text:s text:c="4"/></text:span><text:span text:style-name="T14">}</text:span></text:p>
        </text:list-item>
        <text:list-item>
          <text:p text:style-name="P23"/>
        </text:list-item>
        <text:list-item>
          <text:p text:style-name="P35"><text:span text:style-name="T15"><text:s text:c="4"/></text:span><text:span text:style-name="T14">if ((rc2 = pthread_create(&amp;thread2, NULL, &amp;mutex_function, (void*)&amp;two))) {</text:span></text:p>
        </text:list-item>
        <text:list-item>
          <text:p text:style-name="P35"><text:span text:style-name="T15"><text:s text:c="8"/></text:span><text:span text:style-name="T14">printf("Thread creation failed: %d\n", rc2);</text:span></text:p>
        </text:list-item>
        <text:list-item>
          <text:p text:style-name="P35"><text:span text:style-name="T15"><text:s text:c="4"/></text:span><text:span text:style-name="T14">}</text:span></text:p>
        </text:list-item>
        <text:list-item>
          <text:p text:style-name="P23"/>
        </text:list-item>
        <text:list-item>
          <text:p text:style-name="P35"><text:span text:style-name="T15"><text:s text:c="4"/></text:span><text:span text:style-name="T14">pthread_join(thread1, NULL);</text:span></text:p>
        </text:list-item>
        <text:list-item>
          <text:p text:style-name="P35"><text:span text:style-name="T15"><text:s text:c="4"/></text:span><text:span text:style-name="T14">pthread_join(thread2, NULL);</text:span></text:p>
        </text:list-item>
        <text:list-item>
          <text:p text:style-name="P23"/>
        </text:list-item>
        <text:list-item>
          <text:p text:style-name="P35"><text:span text:style-name="T15"><text:s text:c="4"/></text:span><text:span text:style-name="T14">exit(0);</text:span></text:p>
        </text:list-item>
        <text:list-item>
          <text:p text:style-name="P23">}</text:p>
        </text:list-item>
        <text:list-item>
          <text:p text:style-name="P23"/>
        </text:list-item>
        <text:list-item>
          <text:p text:style-name="P35"><text:span text:style-name="T14">void* mutex_function(int* param) {</text:span></text:p>
        </text:list-item>
        <text:list-item>
          <text:p text:style-name="P35"><text:span text:style-name="T15"><text:s text:c="4"/></text:span><text:span text:style-name="T14">pthread_mutex_lock(&amp;mutex1);</text:span></text:p>
        </text:list-item>
        <text:list-item>
          <text:p text:style-name="P35"><text:span text:style-name="T15"><text:s text:c="4"/></text:span><text:span text:style-name="T14">counter++;</text:span></text:p>
        </text:list-item>
        <text:list-item>
          <text:p text:style-name="P35"><text:span text:style-name="T15"><text:s text:c="4"/></text:span><text:span text:style-name="T14">printf("I'm in thread id %d, Counter value: %d\n", *param, counter);</text:span></text:p>
        </text:list-item>
        <text:list-item>
          <text:p text:style-name="P35"><text:span text:style-name="T15"><text:s text:c="4"/></text:span><text:span text:style-name="T14">pthread_mutex_unlock(&amp;mutex1);</text:span></text:p>
        </text:list-item>
        <text:list-item>
          <text:p text:style-name="P23">}</text:p>
        </text:list-item>
      </text:list>
      <text:p text:style-name="P19"/>
      <text:p text:style-name="P38">Q?</text:p>
      <text:list xml:id="list2972826555" text:style-name="WW8Num5">
        <text:list-item>
          <text:p text:style-name="P27"><text:span text:style-name="T6">Comment the lines which invoke the mutex variables. See the output in the file afterwards. Is it the desired output? </text:span><text:span text:style-name="T9">(You may need to run the program several times to observe the inconsistency)</text:span></text:p>
        </text:list-item>
        <text:list-item>
          <text:p text:style-name="P11">Rewrite the program to work with a larger number of threads. Specify the number of threads in a `#define` block. How will you specify the thread id (for printf)?</text:p>
        </text:list-item>
      </text:list>
      <text:p text:style-name="P19"/>
      <text:p text:style-name="P19"/>
      <text:p text:style-name="P19"><text:soft-page-break/>Pthread condition variables:</text:p>
      <text:p text:style-name="P19"/>
      <text:list xml:id="list1310065246" text:style-name="WW8Num11">
        <text:list-item>
          <text:p text:style-name="P25">/*</text:p>
        </text:list-item>
        <text:list-item>
          <text:p text:style-name="P25"/>
        </text:list-item>
        <text:list-item>
          <text:p text:style-name="P25">A program where the producer produces some output and the consumer waits for it.</text:p>
        </text:list-item>
        <text:list-item>
          <text:p text:style-name="P25"/>
        </text:list-item>
        <text:list-item>
          <text:p text:style-name="P25">*/</text:p>
        </text:list-item>
        <text:list-item>
          <text:p text:style-name="P25">#include &lt;pthread.h&gt;</text:p>
        </text:list-item>
        <text:list-item>
          <text:p text:style-name="P25">#include &lt;stdio.h&gt;</text:p>
        </text:list-item>
        <text:list-item>
          <text:p text:style-name="P25"/>
        </text:list-item>
        <text:list-item>
          <text:p text:style-name="P25">pthread_mutex_t mutex;</text:p>
        </text:list-item>
        <text:list-item>
          <text:p text:style-name="P25">pthread_cond_t cond;</text:p>
        </text:list-item>
        <text:list-item>
          <text:p text:style-name="P25"/>
        </text:list-item>
        <text:list-item>
          <text:p text:style-name="P25">int buffer[100];</text:p>
        </text:list-item>
        <text:list-item>
          <text:p text:style-name="P25"/>
        </text:list-item>
        <text:list-item>
          <text:p text:style-name="P25">int loopCount = 5;</text:p>
        </text:list-item>
        <text:list-item>
          <text:p text:style-name="P25">int length = 0;</text:p>
        </text:list-item>
        <text:list-item>
          <text:p text:style-name="P25"/>
        </text:list-item>
        <text:list-item>
          <text:p text:style-name="P25">void* producer(void* arg) {</text:p>
        </text:list-item>
        <text:list-item>
          <text:p text:style-name="P37"><text:span text:style-name="T17"><text:s text:c="4"/></text:span><text:span text:style-name="T16">int i;</text:span></text:p>
        </text:list-item>
        <text:list-item>
          <text:p text:style-name="P37"><text:span text:style-name="T17"><text:s text:c="4"/></text:span><text:span text:style-name="T16">for (i = 0; i &lt; loopCount; i++) {</text:span></text:p>
        </text:list-item>
        <text:list-item>
          <text:p text:style-name="P37"><text:span text:style-name="T17"><text:s text:c="8"/></text:span><text:span text:style-name="T16">pthread_mutex_lock(&amp;mutex);</text:span></text:p>
        </text:list-item>
        <text:list-item>
          <text:p text:style-name="P37"><text:span text:style-name="T17"><text:s text:c="8"/></text:span><text:span text:style-name="T16">buffer[length++] = i;</text:span></text:p>
        </text:list-item>
        <text:list-item>
          <text:p text:style-name="P37"><text:span text:style-name="T17"><text:s text:c="8"/></text:span><text:span text:style-name="T16">printf("Producer length %d\n", length);</text:span></text:p>
        </text:list-item>
        <text:list-item>
          <text:p text:style-name="P37"><text:span text:style-name="T17"><text:s text:c="8"/></text:span><text:span text:style-name="T16">pthread_cond_signal(&amp;cond);</text:span></text:p>
        </text:list-item>
        <text:list-item>
          <text:p text:style-name="P37"><text:span text:style-name="T17"><text:s text:c="8"/></text:span><text:span text:style-name="T16">pthread_mutex_unlock(&amp;mutex);</text:span></text:p>
        </text:list-item>
        <text:list-item>
          <text:p text:style-name="P37"><text:span text:style-name="T17"><text:s text:c="4"/></text:span><text:span text:style-name="T16">}</text:span></text:p>
        </text:list-item>
        <text:list-item>
          <text:p text:style-name="P25">}</text:p>
        </text:list-item>
        <text:list-item>
          <text:p text:style-name="P25"/>
        </text:list-item>
        <text:list-item>
          <text:p text:style-name="P25">void* consumer(void* arg) {</text:p>
        </text:list-item>
        <text:list-item>
          <text:p text:style-name="P37"><text:span text:style-name="T17"><text:s text:c="4"/></text:span><text:span text:style-name="T16">int i;</text:span></text:p>
        </text:list-item>
        <text:list-item>
          <text:p text:style-name="P37"><text:span text:style-name="T17"><text:s text:c="4"/></text:span><text:span text:style-name="T16">for (i = 0; i &lt; loopCount; i++) {</text:span></text:p>
        </text:list-item>
        <text:list-item>
          <text:p text:style-name="P37"><text:span text:style-name="T17"><text:s text:c="8"/></text:span><text:span text:style-name="T16">pthread_mutex_lock(&amp;mutex);</text:span></text:p>
        </text:list-item>
        <text:list-item>
          <text:p text:style-name="P37"><text:span text:style-name="T17"><text:s text:c="8"/></text:span><text:span text:style-name="T16">while (length == 0) {</text:span></text:p>
        </text:list-item>
        <text:list-item>
          <text:p text:style-name="P37"><text:span text:style-name="T17"><text:s text:c="12"/></text:span><text:span text:style-name="T16">printf("Consumer waiting...\n");</text:span></text:p>
        </text:list-item>
        <text:list-item>
          <text:p text:style-name="P37"><text:span text:style-name="T17"><text:s text:c="12"/></text:span><text:span text:style-name="T16">pthread_cond_wait(&amp;cond, &amp;mutex);</text:span></text:p>
        </text:list-item>
        <text:list-item>
          <text:p text:style-name="P37"><text:span text:style-name="T17"><text:s text:c="8"/></text:span><text:span text:style-name="T16">}</text:span></text:p>
        </text:list-item>
        <text:list-item>
          <text:p text:style-name="P37"><text:span text:style-name="T17"><text:s text:c="8"/></text:span><text:span text:style-name="T16">int item = buffer[--length];</text:span></text:p>
        </text:list-item>
        <text:list-item>
          <text:p text:style-name="P37"><text:span text:style-name="T17"><text:s text:c="8"/></text:span><text:span text:style-name="T16">printf("Consumer %d\n", item);</text:span></text:p>
        </text:list-item>
        <text:list-item>
          <text:p text:style-name="P37"><text:span text:style-name="T17"><text:s text:c="8"/></text:span><text:span text:style-name="T16">pthread_mutex_unlock(&amp;mutex);</text:span></text:p>
        </text:list-item>
        <text:list-item>
          <text:p text:style-name="P37"><text:span text:style-name="T17"><text:s text:c="4"/></text:span><text:span text:style-name="T16">}</text:span></text:p>
        </text:list-item>
        <text:list-item>
          <text:p text:style-name="P25">}</text:p>
        </text:list-item>
        <text:list-item>
          <text:p text:style-name="P25"/>
        </text:list-item>
        <text:list-item>
          <text:p text:style-name="P25">int main(int argc, char* argv[]) {</text:p>
        </text:list-item>
        <text:list-item>
          <text:p text:style-name="P25"/>
        </text:list-item>
        <text:list-item>
          <text:p text:style-name="P37"><text:span text:style-name="T17"><text:s text:c="4"/></text:span><text:span text:style-name="T16">pthread_mutex_init(&amp;mutex, 0);</text:span></text:p>
        </text:list-item>
        <text:list-item>
          <text:p text:style-name="P37"><text:span text:style-name="T17"><text:s text:c="4"/></text:span><text:span text:style-name="T16">pthread_cond_init(&amp;cond, 0);</text:span></text:p>
        </text:list-item>
        <text:list-item>
          <text:p text:style-name="P25"/>
        </text:list-item>
        <text:list-item>
          <text:p text:style-name="P37"><text:span text:style-name="T17"><text:s text:c="4"/></text:span><text:span text:style-name="T16">pthread_t pThread, cThread;</text:span></text:p>
        </text:list-item>
        <text:list-item>
          <text:p text:style-name="P37"><text:span text:style-name="T17"><text:s text:c="4"/></text:span><text:span text:style-name="T16">pthread_create(&amp;pThread, 0, producer, 0);</text:span></text:p>
        </text:list-item>
        <text:list-item>
          <text:p text:style-name="P37"><text:span text:style-name="T17"><text:s text:c="4"/></text:span><text:span text:style-name="T16">pthread_create(&amp;cThread, 0, consumer, 0);</text:span></text:p>
        </text:list-item>
        <text:list-item>
          <text:p text:style-name="P37"><text:span text:style-name="T17"><text:s text:c="4"/></text:span><text:span text:style-name="T16">pthread_join(pThread, NULL);</text:span></text:p>
        </text:list-item>
        <text:list-item>
          <text:p text:style-name="P37"><text:soft-page-break/><text:span text:style-name="T17"><text:s text:c="4"/></text:span><text:span text:style-name="T16">pthread_join(cThread, NULL);</text:span></text:p>
        </text:list-item>
        <text:list-item>
          <text:p text:style-name="P25"/>
        </text:list-item>
        <text:list-item>
          <text:p text:style-name="P37"><text:span text:style-name="T17"><text:s text:c="4"/></text:span><text:span text:style-name="T16">pthread_mutex_destroy(&amp;mutex);</text:span></text:p>
        </text:list-item>
        <text:list-item>
          <text:p text:style-name="P37"><text:span text:style-name="T17"><text:s text:c="4"/></text:span><text:span text:style-name="T16">pthread_cond_destroy(&amp;cond);</text:span></text:p>
        </text:list-item>
        <text:list-item>
          <text:p text:style-name="P37"><text:span text:style-name="T17"><text:s text:c="4"/></text:span><text:span text:style-name="T16">return 0;</text:span></text:p>
        </text:list-item>
        <text:list-item>
          <text:p text:style-name="P25">}</text:p>
        </text:list-item>
      </text:list>
      <text:p text:style-name="P3"/>
      <text:p text:style-name="P38">Q?</text:p>
      <text:list xml:id="list2754878181" text:style-name="WW8Num6">
        <text:list-item>
          <text:p text:style-name="P12">What will happen if we don’t have the mutex?</text:p>
        </text:list-item>
        <text:list-item>
          <text:p text:style-name="P12">Try to extend this program by having 2 consumers or 2 producers.</text:p>
        </text:list-item>
      </text:list>
      <text:p text:style-name="P3"><text:line-break/></text:p>
      <text:p text:style-name="P19">False sharing:</text:p>
      <text:p text:style-name="P19"/>
      <text:list xml:id="list1846837000" text:style-name="WW8Num10">
        <text:list-item>
          <text:p text:style-name="P24">/*</text:p>
        </text:list-item>
        <text:list-item>
          <text:p text:style-name="P24"/>
        </text:list-item>
        <text:list-item>
          <text:p text:style-name="P24">For false sharing, since the wrong value being accessed is handled by the OS (through a dirty bit), we'll instead observe how constant back-and-forth (ping-pong) memory access slows down our program.</text:p>
        </text:list-item>
        <text:list-item>
          <text:p text:style-name="P24"/>
        </text:list-item>
        <text:list-item>
          <text:p text:style-name="P24">*/</text:p>
        </text:list-item>
        <text:list-item>
          <text:p text:style-name="P24"/>
        </text:list-item>
        <text:list-item>
          <text:p text:style-name="P24">#include &lt;stdio.h&gt; </text:p>
        </text:list-item>
        <text:list-item>
          <text:p text:style-name="P24">#include &lt;pthread.h&gt; </text:p>
        </text:list-item>
        <text:list-item>
          <text:p text:style-name="P24">#include &lt;time.h&gt;</text:p>
        </text:list-item>
        <text:list-item>
          <text:p text:style-name="P24">#include &lt;unistd.h&gt;</text:p>
        </text:list-item>
        <text:list-item>
          <text:p text:style-name="P24"/>
        </text:list-item>
        <text:list-item>
          <text:p text:style-name="P24">int array[100];</text:p>
        </text:list-item>
        <text:list-item>
          <text:p text:style-name="P24">#define NUM_ITER 100000000</text:p>
        </text:list-item>
        <text:list-item>
          <text:p text:style-name="P24"/>
        </text:list-item>
        <text:list-item>
          <text:p text:style-name="P24">void* func(void* param) {</text:p>
        </text:list-item>
        <text:list-item>
          <text:p text:style-name="P36"><text:span text:style-name="T15"><text:s text:c="4"/></text:span><text:span text:style-name="T14">int index = *((int*)param);</text:span></text:p>
        </text:list-item>
        <text:list-item>
          <text:p text:style-name="P36"><text:span text:style-name="T15"><text:s text:c="4"/></text:span><text:span text:style-name="T14">int i;</text:span></text:p>
        </text:list-item>
        <text:list-item>
          <text:p text:style-name="P36"><text:span text:style-name="T15"><text:s text:c="4"/></text:span><text:span text:style-name="T14">for (i = 0; i &lt; NUM_ITER; i++) {</text:span></text:p>
        </text:list-item>
        <text:list-item>
          <text:p text:style-name="P36"><text:span text:style-name="T15"><text:s text:c="8"/></text:span><text:span text:style-name="T14">array[index] += 3;</text:span></text:p>
        </text:list-item>
        <text:list-item>
          <text:p text:style-name="P36"><text:span text:style-name="T15"><text:s text:c="4"/></text:span><text:span text:style-name="T14">}</text:span></text:p>
        </text:list-item>
        <text:list-item>
          <text:p text:style-name="P24"/>
        </text:list-item>
        <text:list-item>
          <text:p text:style-name="P36"><text:span text:style-name="T15"><text:s text:c="4"/></text:span><text:span text:style-name="T14">return NULL;</text:span></text:p>
        </text:list-item>
        <text:list-item>
          <text:p text:style-name="P24">}</text:p>
        </text:list-item>
        <text:list-item>
          <text:p text:style-name="P24"/>
        </text:list-item>
        <text:list-item>
          <text:p text:style-name="P24">void subtract_time(struct timespec t1, struct timespec t2, struct timespec* td) {</text:p>
        </text:list-item>
        <text:list-item>
          <text:p text:style-name="P36"><text:span text:style-name="T15"><text:s text:c="4"/></text:span><text:span text:style-name="T14">td-&gt;tv_nsec = t2.tv_nsec - t1.tv_nsec;</text:span></text:p>
        </text:list-item>
        <text:list-item>
          <text:p text:style-name="P36"><text:span text:style-name="T15"><text:s text:c="4"/></text:span><text:span text:style-name="T14">td-&gt;tv_sec = t2.tv_sec - t1.tv_sec;</text:span></text:p>
        </text:list-item>
        <text:list-item>
          <text:p text:style-name="P36"><text:span text:style-name="T15"><text:s text:c="4"/></text:span><text:span text:style-name="T14">if (td-&gt;tv_sec &gt; 0 &amp;&amp; td-&gt;tv_nsec &lt; 0) {</text:span></text:p>
        </text:list-item>
        <text:list-item>
          <text:p text:style-name="P36"><text:span text:style-name="T15"><text:s text:c="8"/></text:span><text:span text:style-name="T14">td-&gt;tv_nsec += 1000000000;</text:span></text:p>
        </text:list-item>
        <text:list-item>
          <text:p text:style-name="P36"><text:span text:style-name="T15"><text:s text:c="8"/></text:span><text:span text:style-name="T14">td-&gt;tv_sec--;</text:span></text:p>
        </text:list-item>
        <text:list-item>
          <text:p text:style-name="P36"><text:soft-page-break/><text:span text:style-name="T15"><text:s text:c="4"/></text:span><text:span text:style-name="T14">}</text:span></text:p>
        </text:list-item>
        <text:list-item>
          <text:p text:style-name="P36"><text:span text:style-name="T15"><text:s text:c="4"/></text:span><text:span text:style-name="T14">else if (td-&gt;tv_sec &lt; 0 &amp;&amp; td-&gt;tv_nsec &gt; 0) {</text:span></text:p>
        </text:list-item>
        <text:list-item>
          <text:p text:style-name="P36"><text:span text:style-name="T15"><text:s text:c="8"/></text:span><text:span text:style-name="T14">td-&gt;tv_nsec -= 1000000000;</text:span></text:p>
        </text:list-item>
        <text:list-item>
          <text:p text:style-name="P36"><text:span text:style-name="T15"><text:s text:c="8"/></text:span><text:span text:style-name="T14">td-&gt;tv_sec++;</text:span></text:p>
        </text:list-item>
        <text:list-item>
          <text:p text:style-name="P36"><text:span text:style-name="T15"><text:s text:c="4"/></text:span><text:span text:style-name="T14">}</text:span></text:p>
        </text:list-item>
        <text:list-item>
          <text:p text:style-name="P24">}</text:p>
        </text:list-item>
        <text:list-item>
          <text:p text:style-name="P24"/>
        </text:list-item>
        <text:list-item>
          <text:p text:style-name="P24">int main(int argc, char* argv[]) {</text:p>
        </text:list-item>
        <text:list-item>
          <text:p text:style-name="P36"><text:span text:style-name="T15"><text:s text:c="4"/></text:span><text:span text:style-name="T14">int <text:s text:c="6"/>first_elem = 0;</text:span></text:p>
        </text:list-item>
        <text:list-item>
          <text:p text:style-name="P36"><text:span text:style-name="T15"><text:s text:c="4"/></text:span><text:span text:style-name="T14">int <text:s text:c="6"/>bad_elem = 1;</text:span></text:p>
        </text:list-item>
        <text:list-item>
          <text:p text:style-name="P36"><text:span text:style-name="T15"><text:s text:c="4"/></text:span><text:span text:style-name="T14">int <text:s text:c="6"/>good_elem = 32;</text:span></text:p>
        </text:list-item>
        <text:list-item>
          <text:p text:style-name="P36"><text:span text:style-name="T15"><text:s text:c="4"/></text:span><text:span text:style-name="T14">pthread_t <text:s text:c="4"/>thread_1;</text:span></text:p>
        </text:list-item>
        <text:list-item>
          <text:p text:style-name="P36"><text:span text:style-name="T15"><text:s text:c="4"/></text:span><text:span text:style-name="T14">pthread_t <text:s text:c="4"/>thread_2;</text:span></text:p>
        </text:list-item>
        <text:list-item>
          <text:p text:style-name="P24"/>
        </text:list-item>
        <text:list-item>
          <text:p text:style-name="P36"><text:span text:style-name="T15"><text:s text:c="4"/></text:span><text:span text:style-name="T14">struct timespec start, finish, delta_seq, delta_false, delta_true;</text:span></text:p>
        </text:list-item>
        <text:list-item>
          <text:p text:style-name="P36"><text:span text:style-name="T15"><text:s text:c="4"/></text:span><text:span text:style-name="T14">clock_gettime(CLOCK_REALTIME, &amp;start);</text:span></text:p>
        </text:list-item>
        <text:list-item>
          <text:p text:style-name="P36"><text:span text:style-name="T15"><text:s text:c="4"/></text:span><text:span text:style-name="T14">func(&amp;first_elem);</text:span></text:p>
        </text:list-item>
        <text:list-item>
          <text:p text:style-name="P36"><text:span text:style-name="T15"><text:s text:c="4"/></text:span><text:span text:style-name="T14">func(&amp;bad_elem);</text:span></text:p>
        </text:list-item>
        <text:list-item>
          <text:p text:style-name="P36"><text:span text:style-name="T15"><text:s text:c="4"/></text:span><text:span text:style-name="T14">clock_gettime(CLOCK_REALTIME, &amp;finish);</text:span></text:p>
        </text:list-item>
        <text:list-item>
          <text:p text:style-name="P36"><text:span text:style-name="T15"><text:s text:c="4"/></text:span><text:span text:style-name="T14">subtract_time(start, finish, &amp;delta_seq);</text:span></text:p>
        </text:list-item>
        <text:list-item>
          <text:p text:style-name="P24"/>
        </text:list-item>
        <text:list-item>
          <text:p text:style-name="P36"><text:span text:style-name="T15"><text:s text:c="4"/></text:span><text:span text:style-name="T14">clock_gettime(CLOCK_REALTIME, &amp;start);</text:span></text:p>
        </text:list-item>
        <text:list-item>
          <text:p text:style-name="P36"><text:span text:style-name="T15"><text:s text:c="4"/></text:span><text:span text:style-name="T14">pthread_create(&amp;thread_1, NULL, func, (void*)&amp;first_elem);</text:span></text:p>
        </text:list-item>
        <text:list-item>
          <text:p text:style-name="P36"><text:span text:style-name="T15"><text:s text:c="4"/></text:span><text:span text:style-name="T14">pthread_create(&amp;thread_2, NULL, func, (void*)&amp;bad_elem);</text:span></text:p>
        </text:list-item>
        <text:list-item>
          <text:p text:style-name="P36"><text:span text:style-name="T15"><text:s text:c="4"/></text:span><text:span text:style-name="T14">pthread_join(thread_1, NULL);</text:span></text:p>
        </text:list-item>
        <text:list-item>
          <text:p text:style-name="P36"><text:span text:style-name="T15"><text:s text:c="4"/></text:span><text:span text:style-name="T14">pthread_join(thread_2, NULL);</text:span></text:p>
        </text:list-item>
        <text:list-item>
          <text:p text:style-name="P36"><text:span text:style-name="T15"><text:s text:c="4"/></text:span><text:span text:style-name="T14">clock_gettime(CLOCK_REALTIME, &amp;finish);</text:span></text:p>
        </text:list-item>
        <text:list-item>
          <text:p text:style-name="P36"><text:span text:style-name="T15"><text:s text:c="4"/></text:span><text:span text:style-name="T14">subtract_time(start, finish, &amp;delta_false);</text:span></text:p>
        </text:list-item>
        <text:list-item>
          <text:p text:style-name="P24"/>
        </text:list-item>
        <text:list-item>
          <text:p text:style-name="P36"><text:span text:style-name="T15"><text:s text:c="4"/></text:span><text:span text:style-name="T14">/* Just to show that parallel threads in best case *can* improve efficiency */</text:span></text:p>
        </text:list-item>
        <text:list-item>
          <text:p text:style-name="P36"><text:span text:style-name="T15"><text:s text:c="4"/></text:span><text:span text:style-name="T14">clock_gettime(CLOCK_REALTIME, &amp;start);</text:span></text:p>
        </text:list-item>
        <text:list-item>
          <text:p text:style-name="P36"><text:span text:style-name="T15"><text:s text:c="4"/></text:span><text:span text:style-name="T14">pthread_create(&amp;thread_1, NULL, func, (void*)&amp;first_elem);</text:span></text:p>
        </text:list-item>
        <text:list-item>
          <text:p text:style-name="P36"><text:span text:style-name="T15"><text:s text:c="4"/></text:span><text:span text:style-name="T14">pthread_create(&amp;thread_2, NULL, func, (void*)&amp;good_elem);</text:span></text:p>
        </text:list-item>
        <text:list-item>
          <text:p text:style-name="P36"><text:span text:style-name="T15"><text:s text:c="4"/></text:span><text:span text:style-name="T14">pthread_join(thread_1, NULL);</text:span></text:p>
        </text:list-item>
        <text:list-item>
          <text:p text:style-name="P36"><text:span text:style-name="T15"><text:s text:c="4"/></text:span><text:span text:style-name="T14">pthread_join(thread_2, NULL);</text:span></text:p>
        </text:list-item>
        <text:list-item>
          <text:p text:style-name="P36"><text:span text:style-name="T15"><text:s text:c="4"/></text:span><text:span text:style-name="T14">clock_gettime(CLOCK_REALTIME, &amp;finish);</text:span></text:p>
        </text:list-item>
        <text:list-item>
          <text:p text:style-name="P36"><text:span text:style-name="T15"><text:s text:c="4"/></text:span><text:span text:style-name="T14">subtract_time(start, finish, &amp;delta_true);</text:span></text:p>
        </text:list-item>
        <text:list-item>
          <text:p text:style-name="P24"/>
        </text:list-item>
        <text:list-item>
          <text:p text:style-name="P36"><text:span text:style-name="T15"><text:s text:c="4"/></text:span><text:span text:style-name="T14">printf("%d %d %d\n", array[first_elem], array[bad_elem], array[good_elem]);</text:span></text:p>
        </text:list-item>
        <text:list-item>
          <text:p text:style-name="P24"/>
        </text:list-item>
        <text:list-item>
          <text:p text:style-name="P36"><text:span text:style-name="T15"><text:s text:c="4"/></text:span><text:span text:style-name="T14">printf("Time taken for seq\t:%d.%.9lds\n", (int)delta_seq.tv_sec, delta_seq.tv_nsec);</text:span></text:p>
        </text:list-item>
        <text:list-item>
          <text:p text:style-name="P36"><text:span text:style-name="T15"><text:s text:c="4"/></text:span><text:span text:style-name="T14">printf("Time taken for false\t:%d.%.9lds\n", (int)delta_false.tv_sec, delta_false.tv_nsec);</text:span></text:p>
        </text:list-item>
        <text:list-item>
          <text:p text:style-name="P36"><text:span text:style-name="T15"><text:s text:c="4"/></text:span><text:span text:style-name="T14">printf("Time taken for true\t:%d.%.9lds\n", (int)delta_true.tv_sec, delta_true.tv_nsec);</text:span></text:p>
        </text:list-item>
        <text:list-item>
          <text:p text:style-name="P36"><text:span text:style-name="T15"><text:s text:c="4"/></text:span><text:span text:style-name="T14">return 0;</text:span></text:p>
        </text:list-item>
        <text:list-item>
          <text:p text:style-name="P24">}</text:p>
        </text:list-item>
      </text:list>
      <text:p text:style-name="P38">Q?</text:p>
      <text:list xml:id="list1432492789" text:style-name="WW8Num4">
        <text:list-item>
          <text:p text:style-name="P13">What inferences can you draw from the output?</text:p>
        </text:list-item>
        <text:list-item>
          <text:p text:style-name="P13"><text:soft-page-break/>How does the OS handle false sharing? Is it being handled in this program?</text:p>
        </text:list-item>
        <text:list-item>
          <text:p text:style-name="P13">Try changing the number of iterations going on in func() (L13 &amp; 18) to see if the effect persists at different orders of magnitude.</text:p>
        </text:list-item>
        <text:list-item>
          <text:p text:style-name="P13">Try to change the bad_elem (L40) variable to see how far the cache line might extend for your architecture.</text:p>
        </text:list-item>
      </text:list>
      <text:p text:style-name="P4"/>
      <text:p text:style-name="P20"><text:span text:style-name="T23">Read-write locks</text:span>:</text:p>
      <text:p text:style-name="P29"/>
      <text:list xml:id="list1330198800" text:style-name="L2">
        <text:list-item>
          <text:p text:style-name="P30">struct mylib_rwlock_t{</text:p>
        </text:list-item>
        <text:list-item>
          <text:p text:style-name="P30"><text:s text:c="4"/>int readers;</text:p>
        </text:list-item>
        <text:list-item>
          <text:p text:style-name="P30"><text:s text:c="4"/>int writer;</text:p>
        </text:list-item>
        <text:list-item>
          <text:p text:style-name="P30"><text:s text:c="4"/>pthread_cond_t readers_proceed;</text:p>
        </text:list-item>
        <text:list-item>
          <text:p text:style-name="P30"><text:s text:c="4"/>pthread_cond_t writer_proceed;</text:p>
        </text:list-item>
        <text:list-item>
          <text:p text:style-name="P30"><text:s text:c="4"/>int pending_writers;</text:p>
        </text:list-item>
        <text:list-item>
          <text:p text:style-name="P30"><text:s text:c="4"/>pthread_mutex_t read_write_lock;</text:p>
        </text:list-item>
        <text:list-item>
          <text:p text:style-name="P30">};</text:p>
        </text:list-item>
        <text:list-item>
          <text:p text:style-name="P30"/>
        </text:list-item>
        <text:list-item>
          <text:p text:style-name="P28"><text:span text:style-name="T25">void mylib_rwlock_init(mylib_rwlock_t* l) {</text:span></text:p>
        </text:list-item>
        <text:list-item>
          <text:p text:style-name="P30"><text:s text:c="4"/>l-&gt;readers = l-&gt;writer = l-&gt;pending_writers = 0;</text:p>
        </text:list-item>
        <text:list-item>
          <text:p text:style-name="P30"><text:s text:c="4"/>pthread_mutex_init(&amp;(l-&gt;read_write_lock), NULL);</text:p>
        </text:list-item>
        <text:list-item>
          <text:p text:style-name="P30"><text:s text:c="4"/>pthread_cond_init(&amp;(l-&gt;readers_proceed), NULL);</text:p>
        </text:list-item>
        <text:list-item>
          <text:p text:style-name="P30"><text:s text:c="4"/>pthread_cond_init(&amp;(l-&gt;writer_proceed), NULL);</text:p>
        </text:list-item>
        <text:list-item>
          <text:p text:style-name="P30">}</text:p>
        </text:list-item>
        <text:list-item>
          <text:p text:style-name="P30"/>
        </text:list-item>
        <text:list-item>
          <text:p text:style-name="P30">void mylib_rwlock_rlock(mylib_rwlock_t* l) {</text:p>
        </text:list-item>
        <text:list-item>
          <text:p text:style-name="P30"><text:s text:c="4"/>/* if there is a write lock or pending writers, perform condition</text:p>
        </text:list-item>
        <text:list-item>
          <text:p text:style-name="P30"><text:s text:c="4"/>wait.. else increment count of readers and grant read lock */</text:p>
        </text:list-item>
        <text:list-item>
          <text:p text:style-name="P30"/>
        </text:list-item>
        <text:list-item>
          <text:p text:style-name="P30"><text:s text:c="4"/>pthread_mutex_lock(&amp;(l-&gt;read_write_lock));</text:p>
        </text:list-item>
        <text:list-item>
          <text:p text:style-name="P30"><text:s text:c="4"/>while ((l-&gt;pending_writers &gt; 0) || (l-&gt;writer &gt; 0)) {</text:p>
        </text:list-item>
        <text:list-item>
          <text:p text:style-name="P30"><text:s text:c="8"/>pthread_cond_wait(&amp;(l-&gt;readers_proceed), &amp;(l-&gt;read_write_lock));</text:p>
        </text:list-item>
        <text:list-item>
          <text:p text:style-name="P30"><text:s text:c="4"/>}</text:p>
        </text:list-item>
        <text:list-item>
          <text:p text:style-name="P30"><text:s text:c="4"/>l-&gt;readers++;</text:p>
        </text:list-item>
        <text:list-item>
          <text:p text:style-name="P30"><text:s text:c="4"/>pthread_mutex_unlock(&amp;(l-&gt;read_write_lock));</text:p>
        </text:list-item>
        <text:list-item>
          <text:p text:style-name="P30">}</text:p>
        </text:list-item>
        <text:list-item>
          <text:p text:style-name="P30"/>
        </text:list-item>
        <text:list-item>
          <text:p text:style-name="P30"/>
        </text:list-item>
        <text:list-item>
          <text:p text:style-name="P30">void mylib_rwlock_wlock(mylib_rwlock_t* l) {</text:p>
        </text:list-item>
        <text:list-item>
          <text:p text:style-name="P30"><text:s text:c="4"/>/* if there are readers or writers, increment pending writers</text:p>
        </text:list-item>
        <text:list-item>
          <text:p text:style-name="P30"><text:s text:c="4"/>count and wait. On being woken, decrement pending writers</text:p>
        </text:list-item>
        <text:list-item>
          <text:p text:style-name="P30"><text:s text:c="4"/>count and increment writer count */</text:p>
        </text:list-item>
        <text:list-item>
          <text:p text:style-name="P30"/>
        </text:list-item>
        <text:list-item>
          <text:p text:style-name="P30"><text:s text:c="4"/>pthread_mutex_lock(&amp;(l-&gt;read_write_lock));</text:p>
        </text:list-item>
        <text:list-item>
          <text:p text:style-name="P30"><text:s text:c="4"/>while ((l-&gt;writer &gt; 0) || (l-&gt;readers &gt; 0)) {</text:p>
        </text:list-item>
        <text:list-item>
          <text:p text:style-name="P30"><text:s text:c="8"/>l-&gt;pending_writers++;</text:p>
        </text:list-item>
        <text:list-item>
          <text:p text:style-name="P30"><text:s text:c="8"/>pthread_cond_wait(&amp;(l-&gt;writer_proceed),</text:p>
        </text:list-item>
        <text:list-item>
          <text:p text:style-name="P30"><text:s text:c="12"/>&amp;(l-&gt;read_write_lock));</text:p>
        </text:list-item>
        <text:list-item>
          <text:p text:style-name="P30"><text:s text:c="4"/>}</text:p>
        </text:list-item>
        <text:list-item>
          <text:p text:style-name="P30"><text:s text:c="4"/>l-&gt;pending_writers--;</text:p>
        </text:list-item>
        <text:list-item>
          <text:p text:style-name="P30"><text:s text:c="4"/>l-&gt;writer++;</text:p>
        </text:list-item>
        <text:list-item>
          <text:p text:style-name="P30"><text:soft-page-break/><text:s text:c="4"/>pthread_mutex_unlock(&amp;(l-&gt;read_write_lock));</text:p>
        </text:list-item>
        <text:list-item>
          <text:p text:style-name="P30">}</text:p>
        </text:list-item>
        <text:list-item>
          <text:p text:style-name="P30"/>
        </text:list-item>
        <text:list-item>
          <text:p text:style-name="P30"/>
        </text:list-item>
        <text:list-item>
          <text:p text:style-name="P30">void mylib_rwlock_unlock(mylib_rwlock_t* l) {</text:p>
        </text:list-item>
        <text:list-item>
          <text:p text:style-name="P30"><text:s text:c="4"/>/* if there is a write lock then unlock, else if there are</text:p>
        </text:list-item>
        <text:list-item>
          <text:p text:style-name="P30"><text:s text:c="4"/>read locks, decrement count of read locks. If the count</text:p>
        </text:list-item>
        <text:list-item>
          <text:p text:style-name="P30"><text:s text:c="4"/>is 0 and there is a pending writer, let it through, else</text:p>
        </text:list-item>
        <text:list-item>
          <text:p text:style-name="P30"><text:s text:c="4"/>if there are pending readers, let them all go through */</text:p>
        </text:list-item>
        <text:list-item>
          <text:p text:style-name="P30"/>
        </text:list-item>
        <text:list-item>
          <text:p text:style-name="P30"><text:s text:c="4"/>pthread_mutex_lock(&amp;(l-&gt;read_write_lock));</text:p>
        </text:list-item>
        <text:list-item>
          <text:p text:style-name="P30"><text:s text:c="4"/>if (l-&gt;writer &gt; 0)</text:p>
        </text:list-item>
        <text:list-item>
          <text:p text:style-name="P30"><text:s text:c="8"/>l-&gt;writer = 0;</text:p>
        </text:list-item>
        <text:list-item>
          <text:p text:style-name="P30"><text:s text:c="4"/>else if (l-&gt;readers &gt; 0)</text:p>
        </text:list-item>
        <text:list-item>
          <text:p text:style-name="P30"><text:s text:c="8"/>l-&gt;readers--;</text:p>
        </text:list-item>
        <text:list-item>
          <text:p text:style-name="P30"><text:s text:c="4"/>pthread_mutex_unlock(&amp;(l-&gt;read_write_lock));</text:p>
        </text:list-item>
        <text:list-item>
          <text:p text:style-name="P30"><text:s text:c="4"/>if ((l-&gt;readers == 0) &amp;&amp; (l-&gt;pending_writers &gt; 0))</text:p>
        </text:list-item>
        <text:list-item>
          <text:p text:style-name="P30"><text:s text:c="8"/>pthread_cond_signal(&amp;(l-&gt;writer_proceed));</text:p>
        </text:list-item>
        <text:list-item>
          <text:p text:style-name="P30"><text:s text:c="4"/>else if (l-&gt;readers &gt; 0)</text:p>
        </text:list-item>
        <text:list-item>
          <text:p text:style-name="P30"><text:s text:c="8"/>pthread_cond_broadcast(&amp;(l-&gt;readers_proceed));</text:p>
        </text:list-item>
        <text:list-item>
          <text:p text:style-name="P30">}</text:p>
        </text:list-item>
      </text:list>
      <text:p text:style-name="P14"/>
      <text:p text:style-name="P39">Q?</text:p>
      <text:list xml:id="list2664443822" text:style-name="L1">
        <text:list-item>
          <text:p text:style-name="P34"><text:span text:style-name="T7">I</text:span><text:span text:style-name="T6">n ./pthread_rwlock.c you have been provided with a set of functions and a skeleton program to find the minimum out of a set of random values given to various threads. </text:span><text:span text:style-name="T8">Use rwlock to find the minimum value of all. </text:span><text:span text:style-name="T10">(Hint: Use rwlock on global_min, whose value is updated by each thread if it’s greater than the thread’s value)</text:span></text:p>
        </text:list-item>
      </text:list>
      <text:p text:style-name="P14"/>
      <text:p text:style-name="P14"/>
      <text:p text:style-name="P5"/>
      <text:p text:style-name="P5"><text:span text:style-name="T3">Barriers</text:span><text:span text:style-name="T1">:</text:span></text:p>
      <text:p text:style-name="P5"><text:span text:style-name="T1"/></text:p>
      <text:list xml:id="list2096248523" text:style-name="L3">
        <text:list-item>
          <text:p text:style-name="P32">#include&lt;stdio.h&gt;</text:p>
        </text:list-item>
        <text:list-item>
          <text:p text:style-name="P32">#include&lt;stdlib.h&gt;</text:p>
        </text:list-item>
        <text:list-item>
          <text:p text:style-name="P32">#include&lt;unistd.h&gt;</text:p>
        </text:list-item>
        <text:list-item>
          <text:p text:style-name="P32">#include&lt;pthread.h&gt;</text:p>
        </text:list-item>
        <text:list-item>
          <text:p text:style-name="P32"/>
        </text:list-item>
        <text:list-item>
          <text:p text:style-name="P32">void* wait_thread(void* param);</text:p>
        </text:list-item>
        <text:list-item>
          <text:p text:style-name="P32">typedef struct mylib_barrier_t mylib_barrier_t;</text:p>
        </text:list-item>
        <text:list-item>
          <text:p text:style-name="P32">void mylib_init_barrier(mylib_barrier_t* b);</text:p>
        </text:list-item>
        <text:list-item>
          <text:p text:style-name="P32">void mylib_barrier(mylib_barrier_t* b, int num_threads);</text:p>
        </text:list-item>
        <text:list-item>
          <text:p text:style-name="P32"/>
        </text:list-item>
        <text:list-item>
          <text:p text:style-name="P32">#define NTHREAD 2</text:p>
        </text:list-item>
        <text:list-item>
          <text:p text:style-name="P32"/>
        </text:list-item>
        <text:list-item>
          <text:p text:style-name="P32"/>
        </text:list-item>
        <text:list-item>
          <text:p text:style-name="P32">struct mylib_barrier_t {</text:p>
        </text:list-item>
        <text:list-item>
          <text:p text:style-name="P32"><text:soft-page-break/><text:s text:c="4"/>pthread_mutex_t count_lock;</text:p>
        </text:list-item>
        <text:list-item>
          <text:p text:style-name="P32"><text:s text:c="4"/>pthread_cond_t ok_to_proceed;</text:p>
        </text:list-item>
        <text:list-item>
          <text:p text:style-name="P32"><text:s text:c="4"/>int count;</text:p>
        </text:list-item>
        <text:list-item>
          <text:p text:style-name="P32">};</text:p>
        </text:list-item>
        <text:list-item>
          <text:p text:style-name="P32"/>
        </text:list-item>
        <text:list-item>
          <text:p text:style-name="P32">mylib_barrier_t myBarrier;</text:p>
        </text:list-item>
        <text:list-item>
          <text:p text:style-name="P32">int t[NTHREAD];</text:p>
        </text:list-item>
        <text:list-item>
          <text:p text:style-name="P32"/>
        </text:list-item>
        <text:list-item>
          <text:p text:style-name="P32">int main(int argc, char const* argv[]) {</text:p>
        </text:list-item>
        <text:list-item>
          <text:p text:style-name="P32"><text:s text:c="4"/>pthread_t threadArr[NTHREAD];</text:p>
        </text:list-item>
        <text:list-item>
          <text:p text:style-name="P32"><text:s text:c="4"/>int threadIdArr[NTHREAD];</text:p>
        </text:list-item>
        <text:list-item>
          <text:p text:style-name="P32"><text:s text:c="4"/>for (int j = 0; j &lt; NTHREAD; j++) {</text:p>
        </text:list-item>
        <text:list-item>
          <text:p text:style-name="P32"><text:s text:c="8"/>threadIdArr[j] = j;</text:p>
        </text:list-item>
        <text:list-item>
          <text:p text:style-name="P32"><text:s text:c="4"/>}</text:p>
        </text:list-item>
        <text:list-item>
          <text:p text:style-name="P32"/>
        </text:list-item>
        <text:list-item>
          <text:p text:style-name="P32"><text:s text:c="4"/>mylib_init_barrier(&amp;myBarrier);</text:p>
        </text:list-item>
        <text:list-item>
          <text:p text:style-name="P32"/>
        </text:list-item>
        <text:list-item>
          <text:p text:style-name="P32"><text:s text:c="4"/>int i = 0;</text:p>
        </text:list-item>
        <text:list-item>
          <text:p text:style-name="P32"><text:s text:c="4"/>for (i = 0; i &lt; NTHREAD; i++) {</text:p>
        </text:list-item>
        <text:list-item>
          <text:p text:style-name="P32"><text:s text:c="8"/>pthread_create(&amp;threadArr[i], NULL, &amp;wait_thread, &amp;threadIdArr[i]);</text:p>
        </text:list-item>
        <text:list-item>
          <text:p text:style-name="P32"><text:s text:c="4"/>}</text:p>
        </text:list-item>
        <text:list-item>
          <text:p text:style-name="P32"/>
        </text:list-item>
        <text:list-item>
          <text:p text:style-name="P32"><text:s text:c="4"/>for (int j = 0; j &lt; NTHREAD; ++j) {</text:p>
        </text:list-item>
        <text:list-item>
          <text:p text:style-name="P32"><text:s text:c="8"/>pthread_join(threadArr[j], NULL);</text:p>
        </text:list-item>
        <text:list-item>
          <text:p text:style-name="P32"><text:s text:c="4"/>}</text:p>
        </text:list-item>
        <text:list-item>
          <text:p text:style-name="P32"/>
        </text:list-item>
        <text:list-item>
          <text:p text:style-name="P32"><text:s text:c="4"/>return 0;</text:p>
        </text:list-item>
        <text:list-item>
          <text:p text:style-name="P32">}</text:p>
        </text:list-item>
        <text:list-item>
          <text:p text:style-name="P32"/>
        </text:list-item>
        <text:list-item>
          <text:p text:style-name="P32">void* wait_thread(void* param) {</text:p>
        </text:list-item>
        <text:list-item>
          <text:p text:style-name="P32"><text:s text:c="4"/>int threadId = *(int*)param;</text:p>
        </text:list-item>
        <text:list-item>
          <text:p text:style-name="P32"><text:s text:c="4"/>int sleepTime = (threadId + 1) * 2;</text:p>
        </text:list-item>
        <text:list-item>
          <text:p text:style-name="P32"><text:s text:c="4"/>printf("Thread %d will perform computation for %ds.\n", threadId, sleepTime);</text:p>
        </text:list-item>
        <text:list-item>
          <text:p text:style-name="P32"><text:s text:c="4"/>sleep(sleepTime);</text:p>
        </text:list-item>
        <text:list-item>
          <text:p text:style-name="P32"><text:s text:c="4"/>t[threadId] = (threadId + 1) * 10;</text:p>
        </text:list-item>
        <text:list-item>
          <text:p text:style-name="P32"><text:s text:c="4"/>mylib_barrier(&amp;myBarrier, NTHREAD);</text:p>
        </text:list-item>
        <text:list-item>
          <text:p text:style-name="P32"/>
        </text:list-item>
        <text:list-item>
          <text:p text:style-name="P32"><text:s text:c="4"/>pthread_mutex_t printMutex = PTHREAD_MUTEX_INITIALIZER;</text:p>
        </text:list-item>
        <text:list-item>
          <text:p text:style-name="P32"><text:s text:c="4"/>pthread_mutex_lock(&amp;printMutex);</text:p>
        </text:list-item>
        <text:list-item>
          <text:p text:style-name="P32"><text:s text:c="4"/>printf("At threadId %d, value of: ", threadId);</text:p>
        </text:list-item>
        <text:list-item>
          <text:p text:style-name="P32"><text:s text:c="4"/>for (int i = 0; i &lt; NTHREAD; i++) {</text:p>
        </text:list-item>
        <text:list-item>
          <text:p text:style-name="P32"><text:s text:c="8"/>printf("t%d = %d, ", i, t[i]);</text:p>
        </text:list-item>
        <text:list-item>
          <text:p text:style-name="P32"><text:s text:c="4"/>}</text:p>
        </text:list-item>
        <text:list-item>
          <text:p text:style-name="P32"><text:s text:c="4"/>printf("\n");</text:p>
        </text:list-item>
        <text:list-item>
          <text:p text:style-name="P32"><text:s text:c="4"/>pthread_mutex_unlock(&amp;printMutex);</text:p>
        </text:list-item>
        <text:list-item>
          <text:p text:style-name="P32"/>
        </text:list-item>
        <text:list-item>
          <text:p text:style-name="P32"><text:s text:c="4"/>return NULL;</text:p>
        </text:list-item>
        <text:list-item>
          <text:p text:style-name="P32">}</text:p>
        </text:list-item>
        <text:list-item>
          <text:p text:style-name="P32"/>
        </text:list-item>
        <text:list-item>
          <text:p text:style-name="P32"/>
        </text:list-item>
        <text:list-item>
          <text:p text:style-name="P32">void mylib_init_barrier(mylib_barrier_t* b) {</text:p>
        </text:list-item>
        <text:list-item>
          <text:p text:style-name="P32"><text:s text:c="4"/>b-&gt;count = 0;</text:p>
        </text:list-item>
        <text:list-item>
          <text:p text:style-name="P32"><text:s text:c="4"/>pthread_mutex_init(&amp;(b-&gt;count_lock), NULL);</text:p>
        </text:list-item>
        <text:list-item>
          <text:p text:style-name="P32"><text:soft-page-break/><text:s text:c="4"/>pthread_cond_init(&amp;(b-&gt;ok_to_proceed), NULL);</text:p>
        </text:list-item>
        <text:list-item>
          <text:p text:style-name="P32">}</text:p>
        </text:list-item>
        <text:list-item>
          <text:p text:style-name="P32"/>
        </text:list-item>
        <text:list-item>
          <text:p text:style-name="P32">void mylib_barrier(mylib_barrier_t* b, int num_threads) {</text:p>
        </text:list-item>
        <text:list-item>
          <text:p text:style-name="P32"><text:s text:c="4"/>pthread_mutex_lock(&amp;(b-&gt;count_lock));</text:p>
        </text:list-item>
        <text:list-item>
          <text:p text:style-name="P32"><text:s text:c="4"/>b-&gt;count++;</text:p>
        </text:list-item>
        <text:list-item>
          <text:p text:style-name="P32"><text:s text:c="4"/>if (b-&gt;count == num_threads) {</text:p>
        </text:list-item>
        <text:list-item>
          <text:p text:style-name="P32"><text:s text:c="8"/>b-&gt;count = 0;</text:p>
        </text:list-item>
        <text:list-item>
          <text:p text:style-name="P32"><text:s text:c="8"/>pthread_cond_broadcast(&amp;(b-&gt;ok_to_proceed));</text:p>
        </text:list-item>
        <text:list-item>
          <text:p text:style-name="P32"><text:s text:c="4"/>}</text:p>
        </text:list-item>
        <text:list-item>
          <text:p text:style-name="P32"><text:s text:c="4"/>else</text:p>
        </text:list-item>
        <text:list-item>
          <text:p text:style-name="P32"><text:s text:c="8"/>while (pthread_cond_wait(&amp;(b-&gt;ok_to_proceed), &amp;(b-&gt;count_lock)) != 0);</text:p>
        </text:list-item>
        <text:list-item>
          <text:p text:style-name="P32"><text:s text:c="4"/>pthread_mutex_unlock(&amp;(b-&gt;count_lock));</text:p>
        </text:list-item>
        <text:list-item>
          <text:p text:style-name="P32">}</text:p>
        </text:list-item>
      </text:list>
      <text:p text:style-name="P40"><text:span text:style-name="T21">Q?</text:span></text:p>
      <text:list xml:id="list1385788993" text:style-name="L4">
        <text:list-item>
          <text:p text:style-name="P46"><text:span text:style-name="T6">Run the program. Do you observe the desired output?</text:span></text:p>
        </text:list-item>
        <text:list-item>
          <text:p text:style-name="P46"><text:span text:style-name="T6">Try changing the parameter NTHREAD to NTHREAD – 1 to see undesirable output.</text:span></text:p>
        </text:list-item>
      </text:list>
      <text:p text:style-name="P5"><text:span text:style-name="T1"/></text:p>
      <text:p text:style-name="P2"/>
      <text:p text:style-name="P17">Have fun!</text:p>
      <text:p text:style-name="P16"/>
      <text:p text:style-name="P16">-----<text:tab/>End of lab1<text:tab/>---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Book Antiqua" svg:font-family="'Book Antiqua'" style:font-family-generic="roman" style:font-pitch="variable"/>
    <style:font-face style:name="Century" svg:font-family="Century" style:font-family-generic="roman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DejaVu Sans" svg:font-family="'DejaVu Sans', 'Times New Roman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, 'Droid Sans Fallback'"/>
    <style:font-face style:name="FreeSans" svg:font-family="FreeSans, 'Times New Roman'" style:font-pitch="variable"/>
    <style:font-face style:name="Hack" svg:font-family="Hack"/>
    <style:font-face style:name="Hack1" svg:font-family="Hack" style:font-pitch="fixed"/>
    <style:font-face style:name="Latin Modern Sans" svg:font-family="'Latin Modern Sans'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, 'Times New Roman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language="none" fo:country="none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HTML_20_Preformatted" style:display-name="HTML Preformatted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none" fo:country="none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fo:hyphenate="true" fo:hyphenation-remain-char-count="2" fo:hyphenation-push-char-count="2" loext:hyphenation-no-caps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entury" fo:font-family="Century" style:font-family-generic="roman" style:font-pitch="variable" fo:font-size="10pt" fo:font-style="italic" style:font-size-asian="10pt" style:font-style-asian="italic" style:font-name-complex="Century" style:font-family-complex="Century" style:font-family-generic-complex="roman" style:font-pitch-complex="variable" style:font-size-complex="12pt" style:font-style-complex="italic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Hack" fo:font-family="Hack" fo:font-size="10pt" style:font-name-asian="Comic Sans MS" style:font-family-asian="'Comic Sans MS'" style:font-family-generic-asian="script" style:font-pitch-asian="variable" style:font-size-asian="10pt" style:font-name-complex="Hack" style:font-family-complex="Hack" style:font-size-complex="10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use-window-font-color="true" loext:opacity="0%" style:font-name="Hack" fo:font-family="Hack" fo:font-size="10pt" fo:language="none" fo:country="none" style:letter-kerning="true" style:font-name-asian="Comic Sans MS" style:font-family-asian="'Comic Sans MS'" style:font-family-generic-asian="script" style:font-pitch-asian="variable" style:font-size-asian="10pt" style:language-asian="zh" style:country-asian="CN" style:font-name-complex="Hack" style:font-family-complex="Hack" style:font-size-complex="10pt" style:language-complex="ar" style:country-complex="SA" style:font-weight-complex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use-window-font-color="true" loext:opacity="0%" style:font-name="Hack" fo:font-family="Hack" fo:font-size="10pt" fo:language="none" fo:country="none" fo:font-weight="normal" style:letter-kerning="true" style:font-name-asian="Comic Sans MS" style:font-family-asian="'Comic Sans MS'" style:font-family-generic-asian="script" style:font-pitch-asian="variable" style:font-size-asian="10pt" style:language-asian="zh" style:country-asian="CN" style:font-weight-asian="normal" style:font-name-complex="Hack" style:font-family-complex="Hack" style:font-size-complex="10pt" style:language-complex="ar" style:country-complex="SA" style:font-weight-complex="norma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loext:opacity="0%" style:font-name="Hack" fo:font-family="Hack" fo:font-size="10pt" fo:language="none" fo:country="none" fo:font-weight="normal" style:letter-kerning="true" style:font-name-asian="Comic Sans MS" style:font-family-asian="'Comic Sans MS'" style:font-family-generic-asian="script" style:font-pitch-asian="variable" style:font-size-asian="10pt" style:language-asian="zh" style:country-asian="CN" style:font-weight-asian="normal" style:font-name-complex="Hack" style:font-family-complex="Hack" style:font-size-complex="10pt" style:language-complex="ar" style:country-complex="SA" style:font-weight-complex="norma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use-window-font-color="true" loext:opacity="0%" style:font-name="Hack" fo:font-family="Hack" fo:font-size="10pt" fo:font-weight="normal" style:font-size-asian="10pt" style:font-weight-asian="normal" style:font-name-complex="Hack" style:font-family-complex="Hack" style:font-size-complex="10pt" style:font-weight-complex="norma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Default_20_Paragraph_20_Font" style:display-name="Default Paragraph Font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Century" fo:font-family="Century" style:font-family-generic="roman" style:font-pitch="variable" style:font-name-complex="Century" style:font-family-complex="Century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-Default_20_Paragraph_20_Font" style:display-name="WW-Default Paragraph Font" style:family="text"/>
    <style:style style:name="HTML_20_Typewriter" style:display-name="HTML Typewriter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Body_20_Text_20_Char" style:display-name="Body Text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ejaVu Sans" style:font-family-asian="'DejaVu Sans', 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Preformatted_20_Char" style:display-name="HTML Preformatted Char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kwrd" style:family="text"/>
    <style:style style:name="str" style:family="text"/>
    <style:style style:name="rem" style:family="text"/>
    <style:style style:name="ListLabel_20_46" style:display-name="ListLabel 46" style:family="text">
      <style:text-properties fo:color="#00000a" loext:opacity="100%" style:font-name="Book Antiqua" fo:font-family="'Book Antiqua'" style:font-family-generic="roman" style:font-pitch="variable" fo:font-weight="bold" style:font-weight-asian="bold" style:font-name-complex="Book Antiqua" style:font-family-complex="'Book Antiqua'" style:font-family-generic-complex="roman" style:font-pitch-complex="variable"/>
    </style:style>
    <style:style style:name="ListLabel_20_67" style:display-name="ListLabel 67" style:family="text"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Label_20_57" style:display-name="ListLabel 57" style:family="text">
      <style:text-properties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Book Antiqua" fo:font-family="'Book Antiqua'" style:font-family-generic="roman" style:font-pitch="variable" fo:font-size="11pt" fo:font-style="normal" fo:font-weight="bold" style:font-size-asian="11pt" style:font-style-asian="normal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rijat Banerjee</meta:initial-creator>
    <meta:creation-date>2022-02-12T12:34:00</meta:creation-date>
    <dc:date>2022-02-16T02:02:36.705610897</dc:date>
    <meta:editing-cycles>11</meta:editing-cycles>
    <meta:editing-duration>PT6H54M34S</meta:editing-duration>
    <meta:document-statistic meta:table-count="0" meta:image-count="0" meta:object-count="0" meta:page-count="11" meta:paragraph-count="415" meta:word-count="1803" meta:character-count="13113" meta:non-whitespace-character-count="10963"/>
    <meta:generator>LibreOffice/7.2.5.1$Linux_X86_64 LibreOffice_project/20$Build-1</meta:generator>
  </office:meta>
</office:document-meta>
</file>